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  <style:font-face style:name="Ubuntu Condensed" svg:font-family="'Ubuntu Condensed'" style:font-family-generic="swiss" style:font-pitch="variable"/>
    <style:font-face style:name="Ubuntu Condensed1" svg:font-family="'Ubuntu Condensed'" style:font-adornments="Normal" style:font-family-generic="swiss" style:font-pitch="variable"/>
    <style:font-face style:name="Ubuntu Mono" svg:font-family="'Ubuntu Mono'" style:font-family-generic="modern" style:font-pitch="fixed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998cm"/>
    </style:style>
    <style:style style:name="co9" style:family="table-column">
      <style:table-column-properties fo:break-before="auto" style:column-width="1.6cm"/>
    </style:style>
    <style:style style:name="co10" style:family="table-column">
      <style:table-column-properties fo:break-before="auto" style:column-width="3.6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782cm"/>
    </style:style>
    <style:style style:name="co15" style:family="table-column">
      <style:table-column-properties fo:break-before="auto" style:column-width="1.196cm"/>
    </style:style>
    <style:style style:name="co16" style:family="table-column">
      <style:table-column-properties fo:break-before="auto" style:column-width="0.598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1.221cm"/>
    </style:style>
    <style:style style:name="co19" style:family="table-column">
      <style:table-column-properties fo:break-before="auto" style:column-width="1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3cm" fo:break-before="auto" style:use-optimal-row-height="true"/>
    </style:style>
    <style:style style:name="ro4" style:family="table-row">
      <style:table-row-properties style:row-height="0.6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ows">
      <style:table-properties table:display="true" style:writing-mode="lr-tb"/>
    </style:style>
    <style:style style:name="ta3" style:family="table" style:master-page-name="PageStyle_5f_Shields">
      <style:table-properties table:display="true" style:writing-mode="lr-tb"/>
    </style:style>
    <style:style style:name="ta4" style:family="table" style:master-page-name="PageStyle_5f_Credi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Ubuntu Condensed" fo:font-size="10pt" style:text-underline-style="solid" style:text-underline-width="auto" style:text-underline-color="font-color" style:font-size-asian="10pt" style:font-size-complex="10pt"/>
    </style:style>
    <style:style style:name="ce2" style:family="table-cell" style:parent-style-name="Default">
      <style:table-cell-properties style:vertical-align="middle"/>
      <style:text-properties style:use-window-font-color="true" style:font-name="Ubuntu Condensed" fo:font-size="10pt" style:text-underline-style="solid" style:text-underline-width="auto" style:text-underline-color="font-color" style:font-size-asian="10pt" style:font-size-complex="10pt"/>
    </style:style>
    <style:style style:name="ce4" style:family="table-cell" style:parent-style-name="Default">
      <style:table-cell-properties style:vertical-align="middle"/>
      <style:text-properties style:use-window-font-color="true" style:font-name="Ubuntu Mono"/>
    </style:style>
    <style:style style:name="ce5" style:family="table-cell" style:parent-style-name="Default">
      <style:table-cell-properties style:vertical-align="middle"/>
      <style:text-properties style:use-window-font-color="true" style:font-name="Ubuntu Condense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Ubuntu Condensed" fo:font-size="10pt" style:text-underline-style="solid" style:text-underline-width="auto" style:text-underline-color="font-color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dffff" style:font-name="Ubuntu Condensed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vertical-align="middle"/>
      <style:text-properties fo:color="#ddffff" style:font-name="Ubuntu Mono"/>
    </style:style>
    <style:style style:name="ce15" style:family="table-cell" style:parent-style-name="Default">
      <style:table-cell-properties style:vertical-align="middle"/>
      <style:text-properties fo:color="#ddffff" style:font-name="Ubuntu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able-cell-properties style:vertical-align="middle"/>
      <style:text-properties fo:color="#ffffdd" style:font-name="Ubuntu Condensed" fo:font-size="10pt" style:text-underline-style="solid" style:text-underline-width="auto" style:text-underline-color="font-color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dd" style:font-name="Ubuntu Condensed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ffffdd" style:font-name="Ubuntu Mono"/>
    </style:style>
    <style:style style:name="ce24" style:family="table-cell" style:parent-style-name="Default">
      <style:table-cell-properties style:vertical-align="middle"/>
    </style:style>
    <style:style style:name="ce21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font-name="Ubuntu Condensed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cm"/>
      <style:text-properties style:use-window-font-color="true" style:font-name="Ubuntu Condensed"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end" fo:margin-left="0cm"/>
      <style:text-properties style:use-window-font-color="true" style:font-name="Ubuntu Mono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cm"/>
      <style:text-properties style:use-window-font-color="true" style:font-name="Ubuntu Mono" fo:font-size="11pt" style:font-size-asian="11pt" style:font-size-complex="11pt"/>
    </style:style>
    <style:style style:name="ce34" style:family="table-cell" style:parent-style-name="Default" style:data-style-name="N0">
      <style:table-cell-properties style:text-align-source="value-type" style:repeat-content="false" style:vertical-align="middle"/>
      <style:paragraph-properties fo:margin-left="0cm"/>
      <style:text-properties style:use-window-font-color="true" style:font-name="Ubuntu Mono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Ubuntu Condensed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Ubuntu Condensed"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 style:data-style-name="N125">
      <style:table-cell-properties style:text-align-source="fix" style:repeat-content="false" fo:background-color="transparent" fo:wrap-option="no-wrap" style:vertical-align="middle"/>
      <style:paragraph-properties fo:text-align="end" fo:margin-left="0cm"/>
      <style:text-properties style:use-window-font-color="true" style:font-name="Ubuntu Mono" fo:font-size="11pt" style:font-size-asian="11pt" style:font-size-complex="11pt"/>
    </style:style>
    <style:style style:name="ce50" style:family="table-cell" style:parent-style-name="Default" style:data-style-name="N125">
      <style:table-cell-properties style:text-align-source="value-type" style:repeat-content="false" fo:background-color="transparent" fo:wrap-option="no-wrap" style:vertical-align="middle"/>
      <style:paragraph-properties fo:margin-left="0cm"/>
      <style:text-properties style:use-window-font-color="true" style:font-name="Ubuntu Mono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cm"/>
      <style:text-properties style:use-window-font-color="true" style:font-name="Ubuntu Mono" fo:font-size="11pt" style:font-size-asian="11pt" style:font-name-complex="Arial" style:font-size-complex="11pt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Ubuntu Condensed"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cm"/>
      <style:text-properties style:use-window-font-color="true" style:font-name="Ubuntu Mono" fo:font-size="11pt" style:font-name-asian="Ubuntu Mono1" style:font-size-asian="11pt" style:font-name-complex="Ubuntu Mono1" style:font-size-complex="11pt"/>
    </style:style>
    <style:style style:name="ce9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wrap-option="no-wrap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ext-properties fo:color="#ddffdd" style:font-name="Ubuntu" style:text-underline-style="none"/>
    </style:style>
    <style:style style:name="ce85" style:family="table-cell" style:parent-style-name="Default">
      <style:text-properties style:use-window-font-color="true" style:font-name="Ubuntu" style:text-underline-style="none"/>
    </style:style>
    <style:style style:name="ce86" style:family="table-cell" style:parent-style-name="Default" style:data-style-name="N116">
      <style:text-properties style:use-window-font-color="true" style:font-name="Ubuntu" style:text-underline-style="none"/>
    </style:style>
    <style:style style:name="ce87" style:family="table-cell" style:parent-style-name="Default" style:data-style-name="N114">
      <style:text-properties style:use-window-font-color="true" style:font-name="Ubuntu" style:text-underline-style="none"/>
    </style:style>
    <style:style style:name="ce88" style:family="table-cell" style:parent-style-name="Default">
      <style:text-properties fo:color="#ffffdd" style:font-name="Ubuntu" style:text-underline-style="none"/>
    </style:style>
    <style:style style:name="ce80" style:family="table-cell" style:parent-style-name="Default">
      <style:text-properties fo:color="#ffdddd" style:font-name="Ubuntu" style:text-underline-style="none"/>
    </style:style>
    <style:style style:name="ce105" style:family="table-cell" style:parent-style-name="Default">
      <style:text-properties fo:color="#ffd7d7"/>
    </style:style>
    <style:style style:name="ce106" style:family="table-cell" style:parent-style-name="Default">
      <style:text-properties fo:color="#b4c7dc"/>
    </style:style>
    <style:style style:name="ce107" style:family="table-cell" style:parent-style-name="Default">
      <style:text-properties fo:color="#ffffa6"/>
    </style:style>
    <style:style style:name="ce108" style:family="table-cell" style:parent-style-name="Default" style:data-style-name="N0">
      <style:table-cell-properties fo:wrap-option="no-wrap"/>
      <style:text-properties style:use-window-font-color="true" style:font-name="Ubuntu Condensed"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wrap-option="no-wrap"/>
      <style:text-properties style:use-window-font-color="true" style:font-name="Ubuntu Condensed" fo:font-size="11pt" style:font-size-asian="11pt" style:font-size-complex="11pt"/>
    </style:style>
    <style:style style:name="ce31" style:family="table-cell" style:parent-style-name="Default" style:data-style-name="N0">
      <style:table-cell-properties fo:wrap-option="no-wrap"/>
      <style:text-properties style:use-window-font-color="true" style:font-name="Ubuntu Mono" fo:font-size="11pt" style:font-size-asian="11pt" style:font-size-complex="11pt"/>
    </style:style>
    <style:style style:name="ce36" style:family="table-cell" style:parent-style-name="Default" style:data-style-name="N0">
      <style:text-properties style:use-window-font-color="true" style:font-name="Ubuntu Mono" fo:font-size="11pt" style:font-size-asian="11pt" style:font-size-complex="11pt"/>
    </style:style>
    <style:style style:name="ce44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no-wrap"/>
      <style:paragraph-properties fo:text-align="end" fo:margin-left="0cm"/>
      <style:text-properties style:use-window-font-color="true" style:font-name="Ubuntu Mon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wrap-option="no-wrap"/>
      <style:paragraph-properties fo:text-align="start" fo:margin-left="0cm"/>
      <style:text-properties style:use-window-font-color="true" style:font-name="Ubuntu Mono" fo:font-size="11pt" style:font-size-asian="11pt" style:font-size-complex="11pt"/>
    </style:style>
    <style:style style:name="ce48" style:family="table-cell" style:parent-style-name="Default" style:data-style-name="N111">
      <style:table-cell-properties style:text-align-source="fix" style:repeat-content="false" fo:wrap-option="no-wrap"/>
      <style:paragraph-properties fo:text-align="start" fo:margin-left="0cm"/>
      <style:text-properties style:use-window-font-color="true" style:font-name="Ubuntu Mono" fo:font-size="11pt" style:font-size-asian="11pt" style:font-size-complex="11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style:font-name="Ubuntu Mono" fo:font-size="11pt" style:font-size-asian="11pt" style:font-size-complex="11pt"/>
    </style:style>
    <style:style style:name="ce118" style:family="table-cell" style:parent-style-name="Default" style:data-style-name="N0">
      <style:table-cell-properties fo:wrap-option="wrap"/>
      <style:text-properties style:use-window-font-color="true" style:font-name="Ubuntu Condensed" fo:font-size="10pt" style:font-size-asian="10pt" style:font-size-complex="10pt"/>
    </style:style>
    <style:style style:name="ce52" style:family="table-cell" style:parent-style-name="Default" style:data-style-name="N1">
      <style:table-cell-properties style:text-align-source="fix" style:repeat-content="false" fo:wrap-option="no-wrap"/>
      <style:paragraph-properties fo:text-align="center" fo:margin-left="0cm"/>
      <style:text-properties style:use-window-font-color="true" style:font-name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style:use-window-font-color="true" style:font-name="Ubuntu Mono" fo:font-size="11pt" style:font-size-asian="11pt" style:font-size-complex="11pt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style:font-name="Ubuntu Mono" fo:font-size="11pt" style:font-size-asian="11pt" style:font-size-complex="11pt"/>
    </style:style>
    <style:style style:name="ce5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wrap-option="no-wrap"/>
      <style:text-properties style:use-window-font-color="true" style:font-name="Ubuntu Mono" fo:font-size="11pt" style:font-size-asian="11pt" style:font-name-complex="Arial" style:font-size-complex="11pt"/>
    </style:style>
    <style:style style:name="ce60" style:family="table-cell" style:parent-style-name="Default">
      <style:text-properties style:font-name="Ubuntu Condensed" fo:font-size="10pt" style:font-size-asian="10pt" style:font-size-complex="10pt"/>
    </style:style>
    <style:style style:name="ce61" style:family="table-cell" style:parent-style-name="Default" style:data-style-name="N0">
      <style:table-cell-properties fo:wrap-option="no-wrap"/>
      <style:text-properties style:use-window-font-color="true" style:font-name="Ubuntu Mono" fo:font-size="11pt" style:font-name-asian="Ubuntu Mono1" style:font-size-asian="11pt" style:font-name-complex="Ubuntu Mono1" style:font-size-complex="11pt"/>
    </style:style>
    <style:style style:name="ce62" style:family="table-cell" style:parent-style-name="Default">
      <style:text-properties style:font-name="Ubuntu Mono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inux Libertine G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inux Libertine G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5"/>
        <table:table-column table:style-name="co3" table:default-cell-style-name="ce4"/>
        <table:table-column table:style-name="co1" table:number-columns-repeated="2" table:default-cell-style-name="ce17"/>
        <table:table-column table:style-name="co1" table:number-columns-repeated="2" table:default-cell-style-name="ce23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17"/>
        <table:table-column table:style-name="co1" table:number-columns-repeated="2" table:default-cell-style-name="ce23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number-columns-repeated="100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y</text:p>
          </table:table-cell>
          <table:table-cell table:style-name="ce1" office:value-type="string" calcext:value-type="string" table:number-columns-spanned="1" table:number-rows-spanned="2">
            <text:p>Ma</text:p>
          </table:table-cell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1" table:number-rows-spanned="2">
            <text:p>Base Atk</text:p>
          </table:table-cell>
          <table:table-cell table:style-name="ce1" office:value-type="string" calcext:value-type="string" table:number-columns-spanned="4" table:number-rows-spanned="1">
            <text:p>"Attack Up" Modifier</text:p>
          </table:table-cell>
          <table:covered-table-cell table:style-name="ce15"/>
          <table:covered-table-cell table:number-columns-repeated="2" table:style-name="ce16"/>
          <table:table-cell table:style-name="ce7" office:value-type="string" calcext:value-type="string" table:number-columns-spanned="1" table:number-rows-spanned="2">
            <text:p>Max Pos Total Attack</text:p>
          </table:table-cell>
          <table:table-cell table:style-name="ce2"/>
          <table:table-cell table:style-name="ce7" office:value-type="string" calcext:value-type="string" table:number-columns-spanned="1" table:number-rows-spanned="2">
            <text:p>Base Durab</text:p>
          </table:table-cell>
          <table:table-cell table:style-name="ce1" office:value-type="string" calcext:value-type="string" table:number-columns-spanned="4" table:number-rows-spanned="1">
            <text:p>"Durab Up" Modifier</text:p>
          </table:table-cell>
          <table:covered-table-cell table:style-name="ce15"/>
          <table:covered-table-cell table:number-columns-repeated="2" table:style-name="ce16"/>
          <table:table-cell table:style-name="ce7" office:value-type="string" calcext:value-type="string" table:number-columns-spanned="1" table:number-rows-spanned="2">
            <text:p>Max Pos Total Dura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Dmg</text:p>
            <text:p>Output</text:p>
          </table:table-cell>
          <table:table-cell table:style-name="ce1" office:value-type="string" calcext:value-type="string" table:number-columns-spanned="1" table:number-rows-spanned="2">
            <text:p>Best</text:p>
            <text:p>Mod</text:p>
          </table:table-cell>
          <table:table-cell table:style-name="ce7" office:value-type="string" calcext:value-type="string" table:number-columns-spanned="1" table:number-rows-spanned="2">
            <text:p>Order #</text:p>
          </table:table-cell>
          <table:table-cell table:style-name="ce7"/>
          <table:table-cell table:style-name="ce2" office:value-type="string" calcext:value-type="string">
            <text:p>Clasif</text:p>
          </table:table-cell>
          <table:table-cell table:style-name="ce2" table:number-columns-repeated="1001"/>
          <table:table-cell/>
        </table:table-row>
        <table:table-row table:style-name="ro1">
          <table:covered-table-cell table:number-columns-repeated="4" table:style-name="ce2"/>
          <table:table-cell table:style-name="ce8" office:value-type="string" calcext:value-type="string" table:number-columns-spanned="2" table:number-rows-spanned="1">
            <text:p>N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16"/>
          <table:covered-table-cell table:style-name="ce2"/>
          <table:table-cell table:style-name="ce2"/>
          <table:covered-table-cell table:style-name="ce2"/>
          <table:table-cell table:style-name="ce8" office:value-type="string" calcext:value-type="string" table:number-columns-spanned="2" table:number-rows-spanned="1">
            <text:p>N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16"/>
          <table:covered-table-cell table:style-name="ce2"/>
          <table:table-cell table:style-name="ce2"/>
          <table:covered-table-cell table:number-columns-repeated="3" table:style-name="ce2"/>
          <table:table-cell table:style-name="ce2"/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eries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table:number-columns-repeated="4"/>
          <table:table-cell table:style-name="ce8"/>
          <table:table-cell table:style-name="ce15"/>
          <table:table-cell table:style-name="ce18"/>
          <table:table-cell table:style-name="ce16"/>
          <table:table-cell table:style-name="ce2" table:number-columns-repeated="3"/>
          <table:table-cell table:style-name="ce8"/>
          <table:table-cell table:style-name="ce15"/>
          <table:table-cell table:style-name="ce18"/>
          <table:table-cell table:style-name="ce16"/>
          <table:table-cell table:style-name="ce2" table:number-columns-repeated="1008"/>
          <table:table-cell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mitar of the Seven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er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lden Claymor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er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rudo Spea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er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ulder Breaker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o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zal Tri-Boomeran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 Lizal Spe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D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vage Lynel Sword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vage Lynel Crusher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978" calcext:value-type="float">
            <text:p>3978</text:p>
          </table:table-cell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ynl</text:p>
          </table:table-cell>
          <table:table-cell table:number-columns-repeated="3"/>
          <table:table-cell office:value-type="string" calcext:value-type="string">
            <text:p>MGgg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vage Lynel Spea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ynl</text:p>
          </table:table-cell>
          <table:table-cell table:number-columns-repeated="3"/>
          <table:table-cell office:value-type="string" calcext:value-type="string">
            <text:p>rrzz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 Swor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isc</text:p>
          </table:table-cell>
          <table:table-cell table:number-columns-repeated="3"/>
          <table:table-cell office:value-type="string" calcext:value-type="string">
            <text:p>ssLL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athered Edg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ito</text:p>
          </table:table-cell>
          <table:table-cell table:number-columns-repeated="3"/>
          <table:table-cell office:value-type="string" calcext:value-type="string">
            <text:p>llRR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athered Spea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it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Guard's Claymore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Guard's Sword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Guard's Spear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ghtfold Longblad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he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ghtfold Blad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he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scale Trident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ver Longswor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ora Swor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iked Boko Club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ko Clu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ko Sp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koblin Ar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orok Lea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Kor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n Sledgehamm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ing Spe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odcutter's A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r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ee Branch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sty Broadswo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us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ldier's Broadswor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veler's Swo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rav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aveler's Sp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rav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ggoron's Sword (Amiibo)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550" calcext:value-type="float">
            <text:p>5550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ord of the Six Sages (Amiibo)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464" calcext:value-type="float">
            <text:p>4464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erce Deity Sword (Amiibo)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ddess Sword (Amiibo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ord (Amiibo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a-Breeze Boomerang (Amiibo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mi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Bladesaw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750" calcext:value-type="float">
            <text:p>275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Battle Axe++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Short Sword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float" office:value="2160" calcext:value-type="float">
            <text:p>216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word++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Spea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Battle Axe+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string" calcext:value-type="string">
            <text:p>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word+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pear++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ient Battle Ax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pear+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wor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uardian Spe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Anc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nbone Boko Bat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nbone Boko Club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iked Boko Bat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nbone Boko Spe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iked Boko Spe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ko Ba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Bok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at Flameblade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at Thunderblade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amespea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at Frostblad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nderspea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ameblad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stspea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nderblad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stblad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izzard R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teor Ro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understorm R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re R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ce R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ghtning R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Ele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light Scimita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er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rudo Scimita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er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ne Smasher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o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bble Crush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o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ght's Claymor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Kni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ght's Halber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Kni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ght's Broadswor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ni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rest Dweller's Swor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Kor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rest Dweller's Sp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Kor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zal Forked Boomeran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ked Lizal Spea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zal Boomera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zal Sp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zalfos Arm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iz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ghty Lynel Crusher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ghty Lynel Swor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ynel Crusher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ghty Lynel Spea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ynel Swor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ynel Spea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Lyn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 Sword (Full Power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/>
          <table:table-cell office:value-type="float" office:value="11280" calcext:value-type="float">
            <text:p>112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uble Ax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iant Boomerang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illshaft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omera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at Oar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rming Ho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shing Harpo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rmer's Pitchfork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-Loaded Ham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oden Mo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up Lad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nbone Moblin Club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iked Moblin Club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agonbone Moblin Spea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blin Club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iked Moblin Spe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blin Sp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blin Ar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ob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Claymore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Halber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 Broadswor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y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sty Claymor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Rus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sty Halbe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us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e of Dualit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he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rpentine Spea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She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ldier's Claymo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S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ldier's Sp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aveler's Claymo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Trav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dcleav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Yig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mon Carver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Yig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ious Sick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Yig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verscale Spea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ora Spe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remonial Trident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Zora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128">
          <table:table-cell table:number-columns-repeated="17"/>
          <table:table-cell table:style-name="ce24" table:number-columns-repeated="2"/>
          <table:table-cell table:number-columns-repeated="1005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ws" table:style-name="ta2">
        <office:forms form:automatic-focus="false" form:apply-design-mode="false"/>
        <table:table-column table:style-name="co2" table:default-cell-style-name="ce30"/>
        <table:table-column table:style-name="co5" table:default-cell-style-name="ce32"/>
        <table:table-column table:style-name="co1" table:default-cell-style-name="ce32"/>
        <table:table-column table:style-name="co7" table:number-columns-repeated="4" table:default-cell-style-name="ce32"/>
        <table:table-column table:style-name="co5" table:default-cell-style-name="ce32"/>
        <table:table-column table:style-name="co1" table:default-cell-style-name="ce32"/>
        <table:table-column table:style-name="co5" table:number-columns-repeated="7" table:default-cell-style-name="ce32"/>
        <table:table-column table:style-name="co8" table:default-cell-style-name="ce32"/>
        <table:table-column table:style-name="co5" table:number-columns-repeated="4" table:default-cell-style-name="ce32"/>
        <table:table-column table:style-name="co8" table:default-cell-style-name="ce32"/>
        <table:table-column table:style-name="co5" table:default-cell-style-name="ce32"/>
        <table:table-column table:style-name="co9" table:default-cell-style-name="ce32"/>
        <table:table-column table:style-name="co5" table:number-columns-repeated="1000" table:default-cell-style-name="ce32"/>
        <table:table-row table:style-name="ro1">
          <table:table-cell table:style-name="ce21" office:value-type="string" calcext:value-type="string" table:number-columns-spanned="1" table:number-rows-spanned="2">
            <text:p>Name</text:p>
          </table:table-cell>
          <table:table-cell table:style-name="ce21" office:value-type="string" calcext:value-type="string" table:number-columns-spanned="2" table:number-rows-spanned="2">
            <text:p>Base Attack Value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"Attack Up +" Modifier</text:p>
          </table:table-cell>
          <table:covered-table-cell table:style-name="ce21"/>
          <table:covered-table-cell table:number-columns-repeated="2" table:style-name="ce69"/>
          <table:table-cell table:style-name="ce21" office:value-type="string" calcext:value-type="string" table:number-columns-spanned="2" table:number-rows-spanned="2">
            <text:p>Max Possible Total Attack</text:p>
          </table:table-cell>
          <table:covered-table-cell table:style-name="ce21"/>
          <table:table-cell table:style-name="ce21"/>
          <table:table-cell table:style-name="ce21" office:value-type="string" calcext:value-type="string" table:number-columns-spanned="1" table:number-rows-spanned="2">
            <text:p>Draw Speed</text:p>
          </table:table-cell>
          <table:table-cell table:style-name="ce51" office:value-type="string" calcext:value-type="string" table:number-columns-spanned="1" table:number-rows-spanned="2">
            <text:p>“Atk Up” Dps</text:p>
          </table:table-cell>
          <table:table-cell table:style-name="ce51" office:value-type="string" calcext:value-type="string" table:number-columns-spanned="1" table:number-rows-spanned="2">
            <text:p>“5-Shot” Dps</text:p>
          </table:table-cell>
          <table:table-cell table:style-name="ce51" office:value-type="string" calcext:value-type="string" table:number-columns-spanned="1" table:number-rows-spanned="2">
            <text:p>“Quick” Dps</text:p>
          </table:table-cell>
          <table:table-cell table:style-name="ce51" office:value-type="string" calcext:value-type="string" table:number-columns-spanned="1" table:number-rows-spanned="2">
            <text:p>Best Dps</text:p>
          </table:table-cell>
          <table:table-cell table:style-name="ce37"/>
          <table:table-cell table:style-name="ce21" office:value-type="string" calcext:value-type="string" table:number-columns-spanned="1" table:number-rows-spanned="2">
            <text:p>Base Durab. Value</text:p>
          </table:table-cell>
          <table:table-cell table:style-name="ce21" office:value-type="string" calcext:value-type="string" table:number-columns-spanned="4" table:number-rows-spanned="1">
            <text:p>"Durab. Up" Modifier</text:p>
          </table:table-cell>
          <table:covered-table-cell table:style-name="ce21"/>
          <table:covered-table-cell table:number-columns-repeated="2" table:style-name="ce69"/>
          <table:table-cell table:style-name="ce21" office:value-type="string" calcext:value-type="string" table:number-columns-spanned="1" table:number-rows-spanned="2">
            <text:p>Max Possible Total Durab.</text:p>
          </table:table-cell>
          <table:table-cell table:style-name="ce21" office:value-type="string" calcext:value-type="string" table:number-columns-spanned="1" table:number-rows-spanned="2">
            <text:p>Range</text:p>
          </table:table-cell>
          <table:table-cell table:style-name="ce21" office:value-type="string" calcext:value-type="string" table:number-columns-spanned="1" table:number-rows-spanned="2">
            <text:p>Total Dmg Attack Up</text:p>
          </table:table-cell>
          <table:table-cell table:style-name="ce21"/>
          <table:table-cell table:style-name="ce21" office:value-type="string" calcext:value-type="string" table:number-columns-spanned="1" table:number-rows-spanned="2">
            <text:p>#</text:p>
          </table:table-cell>
          <table:table-cell table:style-name="ce69" table:number-columns-repeated="998"/>
        </table:table-row>
        <table:table-row table:style-name="ro1">
          <table:covered-table-cell table:number-columns-repeated="3" table:style-name="ce22"/>
          <table:table-cell table:style-name="ce68" office:value-type="string" calcext:value-type="string" table:number-columns-spanned="2" table:number-rows-spanned="1">
            <text:p>W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Y</text:p>
          </table:table-cell>
          <table:covered-table-cell table:style-name="ce68"/>
          <table:covered-table-cell table:number-columns-repeated="2" table:style-name="ce22"/>
          <table:table-cell table:style-name="ce22"/>
          <table:covered-table-cell table:style-name="ce22"/>
          <table:covered-table-cell table:style-name="ce68"/>
          <table:covered-table-cell table:number-columns-repeated="3" table:style-name="ce55"/>
          <table:table-cell table:style-name="ce38"/>
          <table:covered-table-cell table:style-name="ce22"/>
          <table:table-cell table:style-name="ce68" office:value-type="string" calcext:value-type="string" table:number-columns-spanned="2" table:number-rows-spanned="1">
            <text:p>N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P</text:p>
          </table:table-cell>
          <table:covered-table-cell table:style-name="ce68"/>
          <table:covered-table-cell table:number-columns-repeated="3" table:style-name="ce22"/>
          <table:table-cell table:style-name="ce22"/>
          <table:covered-table-cell table:style-name="ce22"/>
          <table:table-cell table:style-name="ce22"/>
          <table:table-cell table:style-name="ce66"/>
          <table:table-cell table:style-name="ce22" table:number-columns-repeated="996"/>
        </table:table-row>
        <table:table-row table:style-name="ro1">
          <table:table-cell table:style-name="ce22" table:number-columns-repeated="3"/>
          <table:table-cell table:style-name="ce68" table:number-columns-repeated="4"/>
          <table:table-cell table:style-name="ce22" table:number-columns-repeated="4"/>
          <table:table-cell table:style-name="ce68"/>
          <table:table-cell table:style-name="ce55" table:number-columns-repeated="3"/>
          <table:table-cell table:style-name="ce38"/>
          <table:table-cell table:style-name="ce22"/>
          <table:table-cell table:style-name="ce68" table:number-columns-repeated="4"/>
          <table:table-cell table:style-name="ce22" table:number-columns-repeated="6"/>
          <table:table-cell table:style-name="ce66"/>
          <table:table-cell table:style-name="ce22" table:number-columns-repeated="996"/>
        </table:table-row>
        <table:table-row table:style-name="ro1">
          <table:table-cell table:style-name="ce29" office:value-type="string" calcext:value-type="string">
            <text:p>Bow of Light</text:p>
          </table:table-cell>
          <table:table-cell table:style-name="ce33" office:value-type="float" office:value="100" calcext:value-type="float">
            <text:p>100</text:p>
          </table:table-cell>
          <table:table-cell table:style-name="ce39"/>
          <table:table-cell table:style-name="ce33" table:number-columns-repeated="4"/>
          <table:table-cell table:style-name="ce33" office:value-type="float" office:value="100" calcext:value-type="float">
            <text:p>100</text:p>
          </table:table-cell>
          <table:table-cell table:style-name="ce39"/>
          <table:table-cell table:style-name="ce43"/>
          <table:table-cell table:style-name="ce39" office:value-type="float" office:value="0.7" calcext:value-type="float">
            <text:p>0,7</text:p>
          </table:table-cell>
          <table:table-cell table:style-name="ce56" table:formula="of:=([.B4]+MAX([.D4:.G4]))*IF([.C4];[.C4];1)*[.K4]" office:value-type="float" office:value="70" calcext:value-type="float">
            <text:p>70</text:p>
          </table:table-cell>
          <table:table-cell table:style-name="ce56" table:number-columns-repeated="2"/>
          <table:table-cell table:style-name="ce56" table:formula="of:=MAX([.L4:.N4])" office:value-type="float" office:value="70" calcext:value-type="float">
            <text:p>70</text:p>
          </table:table-cell>
          <table:table-cell table:style-name="ce39"/>
          <table:table-cell table:style-name="ce33" office:value-type="string" calcext:value-type="string">
            <text:p>∞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33" office:value-type="string" calcext:value-type="string">
            <text:p>∞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string" calcext:value-type="string">
            <text:p>∞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65"/>
          <table:table-cell table:style-name="ce35"/>
          <table:table-cell table:style-name="ce65"/>
          <table:table-cell/>
          <table:table-cell table:style-name="ce67"/>
          <table:table-cell table:number-columns-repeated="993"/>
        </table:table-row>
        <table:table-row table:style-name="ro1">
          <table:table-cell table:style-name="ce29" office:value-type="string" calcext:value-type="string">
            <text:p>Wooden Bow</text:p>
          </table:table-cell>
          <table:table-cell office:value-type="float" office:value="4" calcext:value-type="float">
            <text:p>4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5]+MAX([.D5:.G5]))*IF([.C5];[.C5];1)*[.K5]" office:value-type="float" office:value="5.6" calcext:value-type="float">
            <text:p>6</text:p>
          </table:table-cell>
          <table:table-cell table:style-name="ce50"/>
          <table:table-cell table:style-name="ce50" table:formula="of:=[.B5]*IF([.C5];[.C5];1)*[.K5]*1.3" office:value-type="float" office:value="3.64" calcext:value-type="float">
            <text:p>4</text:p>
          </table:table-cell>
          <table:table-cell table:style-name="ce50" table:formula="of:=MAX([.L5:.N5])" office:value-type="float" office:value="5.6" calcext:value-type="float">
            <text:p>6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Traveler's Bow</text:p>
          </table:table-cell>
          <table:table-cell office:value-type="float" office:value="5" calcext:value-type="float">
            <text:p>5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6]+MAX([.D6:.G6]))*IF([.C6];[.C6];1)*[.K6]" office:value-type="float" office:value="9.1" calcext:value-type="float">
            <text:p>9</text:p>
          </table:table-cell>
          <table:table-cell table:style-name="ce50"/>
          <table:table-cell table:style-name="ce50" table:formula="of:=[.B6]*IF([.C6];[.C6];1)*[.K6]*1.3" office:value-type="float" office:value="4.55" calcext:value-type="float">
            <text:p>5</text:p>
          </table:table-cell>
          <table:table-cell table:style-name="ce50" table:formula="of:=MAX([.L6:.N6])" office:value-type="float" office:value="9.1" calcext:value-type="float">
            <text:p>9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3" calcext:value-type="float">
            <text:p>3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oldier's Bow</text:p>
          </table:table-cell>
          <table:table-cell office:value-type="float" office:value="14" calcext:value-type="float">
            <text:p>14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7]+MAX([.D7:.G7]))*IF([.C7];[.C7];1)*[.K7]" office:value-type="float" office:value="17.5" calcext:value-type="float">
            <text:p>18</text:p>
          </table:table-cell>
          <table:table-cell table:style-name="ce50"/>
          <table:table-cell table:style-name="ce50" table:formula="of:=[.B7]*IF([.C7];[.C7];1)*[.K7]*1.3" office:value-type="float" office:value="12.74" calcext:value-type="float">
            <text:p>13</text:p>
          </table:table-cell>
          <table:table-cell table:style-name="ce50" table:formula="of:=MAX([.L7:.N7])" office:value-type="float" office:value="17.5" calcext:value-type="float">
            <text:p>18</text:p>
          </table:table-cell>
          <table:table-cell table:style-name="ce35"/>
          <table:table-cell table:style-name="ce35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Knight's Bow</text:p>
          </table:table-cell>
          <table:table-cell office:value-type="float" office:value="26" calcext:value-type="float">
            <text:p>26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8]+MAX([.D8:.G8]))*IF([.C8];[.C8];1)*[.K8]" office:value-type="float" office:value="25.9" calcext:value-type="float">
            <text:p>26</text:p>
          </table:table-cell>
          <table:table-cell table:style-name="ce50"/>
          <table:table-cell table:style-name="ce50" table:formula="of:=[.B8]*IF([.C8];[.C8];1)*[.K8]*1.3" office:value-type="float" office:value="23.66" calcext:value-type="float">
            <text:p>24</text:p>
          </table:table-cell>
          <table:table-cell table:style-name="ce50" table:formula="of:=MAX([.L8:.N8])" office:value-type="float" office:value="25.9" calcext:value-type="float">
            <text:p>26</text:p>
          </table:table-cell>
          <table:table-cell table:style-name="ce35"/>
          <table:table-cell table:style-name="ce35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float" office:value="5" calcext:value-type="float">
            <text:p>5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Royal Bow</text:p>
          </table:table-cell>
          <table:table-cell office:value-type="float" office:value="38" calcext:value-type="float">
            <text:p>38</text:p>
          </table:table-cell>
          <table:table-cell table:style-name="ce3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9]+MAX([.D9:.G9]))*IF([.C9];[.C9];1)*[.K9]" office:value-type="float" office:value="37.1" calcext:value-type="float">
            <text:p>37</text:p>
          </table:table-cell>
          <table:table-cell table:style-name="ce50"/>
          <table:table-cell table:style-name="ce50" table:formula="of:=[.B9]*IF([.C9];[.C9];1)*[.K9]*1.3" office:value-type="float" office:value="34.58" calcext:value-type="float">
            <text:p>35</text:p>
          </table:table-cell>
          <table:table-cell table:style-name="ce50" table:formula="of:=MAX([.L9:.N9])" office:value-type="float" office:value="37.1" calcext:value-type="float">
            <text:p>37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3180" calcext:value-type="float">
            <text:p>31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Forest Dweller's Bow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3" calcext:value-type="float">
            <text:p>×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" calcext:value-type="float">
            <text:p>×3</text:p>
          </table:table-cell>
          <table:table-cell table:style-name="ce29"/>
          <table:table-cell table:style-name="ce35" office:value-type="float" office:value="0.8" calcext:value-type="float">
            <text:p>0,8</text:p>
          </table:table-cell>
          <table:table-cell table:style-name="ce50" table:formula="of:=([.B10]+MAX([.D10:.G10]))*IF([.C10];[.C10];1)*[.K10]" office:value-type="float" office:value="64.8" calcext:value-type="float">
            <text:p>65</text:p>
          </table:table-cell>
          <table:table-cell table:style-name="ce50" table:formula="of:=IF([.C10]=3;[.B10]*5;&quot;&quot;)*[.K10]" office:value-type="float" office:value="60" calcext:value-type="float">
            <text:p>60</text:p>
          </table:table-cell>
          <table:table-cell table:style-name="ce50" table:formula="of:=[.B10]*IF([.C10];[.C10];1)*[.K10]*1.3" office:value-type="float" office:value="46.8" calcext:value-type="float">
            <text:p>47</text:p>
          </table:table-cell>
          <table:table-cell table:style-name="ce50" table:formula="of:=MAX([.L10:.N10])" office:value-type="float" office:value="64.8" calcext:value-type="float">
            <text:p>65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float" office:value="7" calcext:value-type="float">
            <text:p>7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ilver Bow</text:p>
          </table:table-cell>
          <table:table-cell office:value-type="float" office:value="15" calcext:value-type="float">
            <text:p>15</text:p>
          </table:table-cell>
          <table:table-cell table:style-name="ce3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11]+MAX([.D11:.G11]))*IF([.C11];[.C11];1)*[.K11]" office:value-type="float" office:value="18.9" calcext:value-type="float">
            <text:p>19</text:p>
          </table:table-cell>
          <table:table-cell table:style-name="ce50"/>
          <table:table-cell table:style-name="ce50" table:formula="of:=[.B11]*IF([.C11];[.C11];1)*[.K11]*1.3" office:value-type="float" office:value="13.65" calcext:value-type="float">
            <text:p>14</text:p>
          </table:table-cell>
          <table:table-cell table:style-name="ce50" table:formula="of:=MAX([.L11:.N11])" office:value-type="float" office:value="18.9" calcext:value-type="float">
            <text:p>19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wallow Bow</text:p>
          </table:table-cell>
          <table:table-cell office:value-type="float" office:value="9" calcext:value-type="float">
            <text:p>9</text:p>
          </table:table-cell>
          <table:table-cell table:style-name="ce3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35"/>
          <table:table-cell table:style-name="ce29"/>
          <table:table-cell table:style-name="ce35" office:value-type="float" office:value="0.75" calcext:value-type="float">
            <text:p>0,75</text:p>
          </table:table-cell>
          <table:table-cell table:style-name="ce50" table:formula="of:=([.B12]+MAX([.D12:.G12]))*IF([.C12];[.C12];1)*[.K12]" office:value-type="float" office:value="18" calcext:value-type="float">
            <text:p>18</text:p>
          </table:table-cell>
          <table:table-cell table:style-name="ce50"/>
          <table:table-cell table:style-name="ce50" table:formula="of:=[.B12]*IF([.C12];[.C12];1)*[.K12]*1.3" office:value-type="float" office:value="8.775" calcext:value-type="float">
            <text:p>9</text:p>
          </table:table-cell>
          <table:table-cell table:style-name="ce50" table:formula="of:=MAX([.L12:.N12])" office:value-type="float" office:value="18" calcext:value-type="float">
            <text:p>18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Falcon Bow</text:p>
          </table:table-cell>
          <table:table-cell office:value-type="float" office:value="20" calcext:value-type="float">
            <text:p>20</text:p>
          </table:table-cell>
          <table:table-cell table:style-name="ce35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5"/>
          <table:table-cell table:style-name="ce29"/>
          <table:table-cell table:style-name="ce35" office:value-type="float" office:value="0.8" calcext:value-type="float">
            <text:p>0,8</text:p>
          </table:table-cell>
          <table:table-cell table:style-name="ce50" table:formula="of:=([.B13]+MAX([.D13:.G13]))*IF([.C13];[.C13];1)*[.K13]" office:value-type="float" office:value="28.8" calcext:value-type="float">
            <text:p>29</text:p>
          </table:table-cell>
          <table:table-cell table:style-name="ce50"/>
          <table:table-cell table:style-name="ce50" table:formula="of:=[.B13]*IF([.C13];[.C13];1)*[.K13]*1.3" office:value-type="float" office:value="20.8" calcext:value-type="float">
            <text:p>21</text:p>
          </table:table-cell>
          <table:table-cell table:style-name="ce50" table:formula="of:=MAX([.L13:.N13])" office:value-type="float" office:value="28.8" calcext:value-type="float">
            <text:p>29</text:p>
          </table:table-cell>
          <table:table-cell table:style-name="ce35"/>
          <table:table-cell table:style-name="ce35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Great Eagle Bow</text:p>
          </table:table-cell>
          <table:table-cell office:value-type="float" office:value="28" calcext:value-type="float">
            <text:p>28</text:p>
          </table:table-cell>
          <table:table-cell table:style-name="ce40" office:value-type="float" office:value="3" calcext:value-type="float">
            <text:p>×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40" office:value-type="float" office:value="3" calcext:value-type="float">
            <text:p>×3</text:p>
          </table:table-cell>
          <table:table-cell table:style-name="ce29"/>
          <table:table-cell table:style-name="ce35" office:value-type="float" office:value="0.85" calcext:value-type="float">
            <text:p>0,85</text:p>
          </table:table-cell>
          <table:table-cell table:style-name="ce50" table:formula="of:=([.B14]+MAX([.D14:.G14]))*IF([.C14];[.C14];1)*[.K14]" office:value-type="float" office:value="71.4" calcext:value-type="float">
            <text:p>71</text:p>
          </table:table-cell>
          <table:table-cell table:style-name="ce50" table:number-columns-repeated="2"/>
          <table:table-cell table:style-name="ce50" table:formula="of:=MAX([.L14:.N14])" office:value-type="float" office:value="71.4" calcext:value-type="float">
            <text:p>71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40" calcext:value-type="float">
            <text:p>504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Golden Bow</text:p>
          </table:table-cell>
          <table:table-cell office:value-type="float" office:value="14" calcext:value-type="float">
            <text:p>14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15]+MAX([.D15:.G15]))*IF([.C15];[.C15];1)*[.K15]" office:value-type="float" office:value="18.2" calcext:value-type="float">
            <text:p>18</text:p>
          </table:table-cell>
          <table:table-cell table:style-name="ce50"/>
          <table:table-cell table:style-name="ce50" table:formula="of:=[.B15]*IF([.C15];[.C15];1)*[.K15]*1.3" office:value-type="float" office:value="12.74" calcext:value-type="float">
            <text:p>13</text:p>
          </table:table-cell>
          <table:table-cell table:style-name="ce50" table:formula="of:=MAX([.L15:.N15])" office:value-type="float" office:value="18.2" calcext:value-type="float">
            <text:p>18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Phrenic Bow</text:p>
          </table:table-cell>
          <table:table-cell office:value-type="float" office:value="10" calcext:value-type="float">
            <text:p>10</text:p>
          </table:table-cell>
          <table:table-cell table:style-name="ce3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16]+MAX([.D16:.G16]))*IF([.C16];[.C16];1)*[.K16]" office:value-type="float" office:value="18.2" calcext:value-type="float">
            <text:p>18</text:p>
          </table:table-cell>
          <table:table-cell table:style-name="ce50"/>
          <table:table-cell table:style-name="ce50" table:formula="of:=[.B16]*IF([.C16];[.C16];1)*[.K16]*1.3" office:value-type="float" office:value="9.1" calcext:value-type="float">
            <text:p>9</text:p>
          </table:table-cell>
          <table:table-cell table:style-name="ce50" table:formula="of:=MAX([.L16:.N16])" office:value-type="float" office:value="18.2" calcext:value-type="float">
            <text:p>18</text:p>
          </table:table-cell>
          <table:table-cell table:style-name="ce35"/>
          <table:table-cell table:style-name="ce35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Ancient Bow</text:p>
          </table:table-cell>
          <table:table-cell office:value-type="float" office:value="44" calcext:value-type="float">
            <text:p>44</text:p>
          </table:table-cell>
          <table:table-cell table:style-name="ce35"/>
          <table:table-cell table:number-columns-repeated="4"/>
          <table:table-cell office:value-type="float" office:value="44" calcext:value-type="float">
            <text:p>44</text:p>
          </table:table-cell>
          <table:table-cell table:style-name="ce35"/>
          <table:table-cell table:style-name="ce29"/>
          <table:table-cell table:style-name="ce35" office:value-type="float" office:value="0.6" calcext:value-type="float">
            <text:p>0,6</text:p>
          </table:table-cell>
          <table:table-cell table:style-name="ce50" table:formula="of:=([.B17]+MAX([.D17:.G17]))*IF([.C17];[.C17];1)*[.K17]" office:value-type="float" office:value="26.4" calcext:value-type="float">
            <text:p>26</text:p>
          </table:table-cell>
          <table:table-cell table:style-name="ce50" table:number-columns-repeated="2"/>
          <table:table-cell table:style-name="ce50" table:formula="of:=MAX([.L17:.N17])" office:value-type="float" office:value="26.4" calcext:value-type="float">
            <text:p>26</text:p>
          </table:table-cell>
          <table:table-cell table:style-name="ce35"/>
          <table:table-cell table:style-name="ce3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5280" calcext:value-type="float">
            <text:p>528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Royal Guard's Bow</text:p>
          </table:table-cell>
          <table:table-cell office:value-type="float" office:value="50" calcext:value-type="float">
            <text:p>50</text:p>
          </table:table-cell>
          <table:table-cell table:style-name="ce3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35"/>
          <table:table-cell table:style-name="ce29" office:value-type="string" calcext:value-type="string">
            <text:p>Note: fastest bow, shooting 1’17 arrows/sec with “Quick Draw”</text:p>
          </table:table-cell>
          <table:table-cell table:style-name="ce35" office:value-type="float" office:value="0.9" calcext:value-type="float">
            <text:p>0,9</text:p>
          </table:table-cell>
          <table:table-cell table:style-name="ce50" table:formula="of:=([.B18]+MAX([.D18:.G18]))*IF([.C18];[.C18];1)*[.K18]" office:value-type="float" office:value="63" calcext:value-type="float">
            <text:p>63</text:p>
          </table:table-cell>
          <table:table-cell table:style-name="ce50"/>
          <table:table-cell table:style-name="ce50" table:formula="of:=[.B18]*IF([.C18];[.C18];1)*[.K18]*1.3" office:value-type="float" office:value="58.5" calcext:value-type="float">
            <text:p>59</text:p>
          </table:table-cell>
          <table:table-cell table:style-name="ce50" table:formula="of:=MAX([.L18:.N18])" office:value-type="float" office:value="63" calcext:value-type="float">
            <text:p>63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Twilight Bow (Amiibo)</text:p>
          </table:table-cell>
          <table:table-cell office:value-type="float" office:value="30" calcext:value-type="float">
            <text:p>30</text:p>
          </table:table-cell>
          <table:table-cell table:style-name="ce35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19]+MAX([.D19:.G19]))*IF([.C19];[.C19];1)*[.K19]" office:value-type="float" office:value="30.1" calcext:value-type="float">
            <text:p>30</text:p>
          </table:table-cell>
          <table:table-cell table:style-name="ce50"/>
          <table:table-cell table:style-name="ce50" table:formula="of:=[.B19]*IF([.C19];[.C19];1)*[.K19]*1.3" office:value-type="float" office:value="27.3" calcext:value-type="float">
            <text:p>27</text:p>
          </table:table-cell>
          <table:table-cell table:style-name="ce50" table:formula="of:=MAX([.L19:.N19])" office:value-type="float" office:value="30.1" calcext:value-type="float">
            <text:p>30</text:p>
          </table:table-cell>
          <table:table-cell table:style-name="ce35"/>
          <table:table-cell table:style-name="ce35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000" calcext:value-type="float">
            <text:p>8000</text:p>
          </table:table-cell>
          <table:table-cell office:value-type="float" office:value="4300" calcext:value-type="float">
            <text:p>43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Boko Bow</text:p>
          </table:table-cell>
          <table:table-cell office:value-type="float" office:value="4" calcext:value-type="float">
            <text:p>4</text:p>
          </table:table-cell>
          <table:table-cell table:style-name="ce3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0]+MAX([.D20:.G20]))*IF([.C20];[.C20];1)*[.K20]" office:value-type="float" office:value="7.7" calcext:value-type="float">
            <text:p>8</text:p>
          </table:table-cell>
          <table:table-cell table:style-name="ce50"/>
          <table:table-cell table:style-name="ce50" table:formula="of:=[.B20]*IF([.C20];[.C20];1)*[.K20]*1.3" office:value-type="float" office:value="3.64" calcext:value-type="float">
            <text:p>4</text:p>
          </table:table-cell>
          <table:table-cell table:style-name="ce50" table:formula="of:=MAX([.L20:.N20])" office:value-type="float" office:value="7.7" calcext:value-type="float">
            <text:p>8</text:p>
          </table:table-cell>
          <table:table-cell table:style-name="ce35"/>
          <table:table-cell table:style-name="ce3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piked Boko Bow</text:p>
          </table:table-cell>
          <table:table-cell office:value-type="float" office:value="12" calcext:value-type="float">
            <text:p>12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1]+MAX([.D21:.G21]))*IF([.C21];[.C21];1)*[.K21]" office:value-type="float" office:value="16.1" calcext:value-type="float">
            <text:p>16</text:p>
          </table:table-cell>
          <table:table-cell table:style-name="ce50"/>
          <table:table-cell table:style-name="ce50" table:formula="of:=[.B21]*IF([.C21];[.C21];1)*[.K21]*1.3" office:value-type="float" office:value="10.92" calcext:value-type="float">
            <text:p>11</text:p>
          </table:table-cell>
          <table:table-cell table:style-name="ce50" table:formula="of:=MAX([.L21:.N21])" office:value-type="float" office:value="16.1" calcext:value-type="float">
            <text:p>16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Dragonbone Boko Bow</text:p>
          </table:table-cell>
          <table:table-cell office:value-type="float" office:value="24" calcext:value-type="float">
            <text:p>24</text:p>
          </table:table-cell>
          <table:table-cell table:style-name="ce3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2]+MAX([.D22:.G22]))*IF([.C22];[.C22];1)*[.K22]" office:value-type="float" office:value="28" calcext:value-type="float">
            <text:p>28</text:p>
          </table:table-cell>
          <table:table-cell table:style-name="ce50"/>
          <table:table-cell table:style-name="ce50" table:formula="of:=[.B22]*IF([.C22];[.C22];1)*[.K22]*1.3" office:value-type="float" office:value="21.84" calcext:value-type="float">
            <text:p>22</text:p>
          </table:table-cell>
          <table:table-cell table:style-name="ce50" table:formula="of:=MAX([.L22:.N22])" office:value-type="float" office:value="28" calcext:value-type="float">
            <text:p>28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Lizal Bow</text:p>
          </table:table-cell>
          <table:table-cell office:value-type="float" office:value="14" calcext:value-type="float">
            <text:p>14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3]+MAX([.D23:.G23]))*IF([.C23];[.C23];1)*[.K23]" office:value-type="float" office:value="16.8" calcext:value-type="float">
            <text:p>17</text:p>
          </table:table-cell>
          <table:table-cell table:style-name="ce50"/>
          <table:table-cell table:style-name="ce50" table:formula="of:=[.B23]*IF([.C23];[.C23];1)*[.K23]*1.3" office:value-type="float" office:value="12.74" calcext:value-type="float">
            <text:p>13</text:p>
          </table:table-cell>
          <table:table-cell table:style-name="ce50" table:formula="of:=MAX([.L23:.N23])" office:value-type="float" office:value="16.8" calcext:value-type="float">
            <text:p>17</text:p>
          </table:table-cell>
          <table:table-cell table:style-name="ce35"/>
          <table:table-cell table:style-name="ce35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trengthened Lizal Bow</text:p>
          </table:table-cell>
          <table:table-cell office:value-type="float" office:value="25" calcext:value-type="float">
            <text:p>25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35"/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4]+MAX([.D24:.G24]))*IF([.C24];[.C24];1)*[.K24]" office:value-type="float" office:value="24.5" calcext:value-type="float">
            <text:p>25</text:p>
          </table:table-cell>
          <table:table-cell table:style-name="ce50"/>
          <table:table-cell table:style-name="ce50" table:formula="of:=[.B24]*IF([.C24];[.C24];1)*[.K24]*1.3" office:value-type="float" office:value="22.75" calcext:value-type="float">
            <text:p>23</text:p>
          </table:table-cell>
          <table:table-cell table:style-name="ce50" table:formula="of:=MAX([.L24:.N24])" office:value-type="float" office:value="24.5" calcext:value-type="float">
            <text:p>25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teel Lizal Bow</text:p>
          </table:table-cell>
          <table:table-cell office:value-type="float" office:value="36" calcext:value-type="float">
            <text:p>36</text:p>
          </table:table-cell>
          <table:table-cell table:style-name="ce3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35" office:value-type="string" calcext:value-type="string">
            <text:p>Qs</text:p>
          </table:table-cell>
          <table:table-cell table:style-name="ce29" office:value-type="string" calcext:value-type="string">
            <text:p>Note: this is the only bow where “Quick Shot” is a powerful as “Attack Up”, but not the fastest one because its base draw speed isn’t fast.</text:p>
          </table:table-cell>
          <table:table-cell table:style-name="ce35" office:value-type="float" office:value="0.7" calcext:value-type="float">
            <text:p>0,7</text:p>
          </table:table-cell>
          <table:table-cell table:style-name="ce50" table:formula="of:=([.B25]+MAX([.D25:.G25]))*IF([.C25];[.C25];1)*[.K25]" office:value-type="float" office:value="32.9" calcext:value-type="float">
            <text:p>33</text:p>
          </table:table-cell>
          <table:table-cell table:style-name="ce50"/>
          <table:table-cell table:style-name="ce50" table:formula="of:=[.B25]*IF([.C25];[.C25];1)*[.K25]*1.3" office:value-type="float" office:value="32.76" calcext:value-type="float">
            <text:p>33</text:p>
          </table:table-cell>
          <table:table-cell table:style-name="ce50" table:formula="of:=MAX([.L25:.N25])" office:value-type="float" office:value="32.9" calcext:value-type="float">
            <text:p>33</text:p>
          </table:table-cell>
          <table:table-cell table:style-name="ce35"/>
          <table:table-cell table:style-name="ce3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Lynel Bow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3" calcext:value-type="float">
            <text:p>×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40" office:value-type="float" office:value="3" calcext:value-type="float">
            <text:p>×3</text:p>
          </table:table-cell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6]+MAX([.D26:.G26]))*IF([.C26];[.C26];1)*[.K26]" office:value-type="float" office:value="39.9" calcext:value-type="float">
            <text:p>40</text:p>
          </table:table-cell>
          <table:table-cell table:style-name="ce50" table:formula="of:=IF([.C26]=3;[.B26]*5;&quot;&quot;)*[.K26]" office:value-type="float" office:value="35" calcext:value-type="float">
            <text:p>35</text:p>
          </table:table-cell>
          <table:table-cell table:style-name="ce50" table:formula="of:=[.B26]*IF([.C26];[.C26];1)*[.K26]*1.3" office:value-type="float" office:value="27.3" calcext:value-type="float">
            <text:p>27</text:p>
          </table:table-cell>
          <table:table-cell table:style-name="ce50" table:formula="of:=MAX([.L26:.N26])" office:value-type="float" office:value="39.9" calcext:value-type="float">
            <text:p>40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Mighty Lynel Bow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3" calcext:value-type="float">
            <text:p>×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5" calcext:value-type="float">
            <text:p>×5</text:p>
          </table:table-cell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7]+MAX([.D27:.G27]))*IF([.C27];[.C27];1)*[.K27]" office:value-type="float" office:value="65.1" calcext:value-type="float">
            <text:p>65</text:p>
          </table:table-cell>
          <table:table-cell table:style-name="ce50" table:formula="of:=IF([.C27]=3;[.B27]*5;&quot;&quot;)*[.K27]" office:value-type="float" office:value="70" calcext:value-type="float">
            <text:p>70</text:p>
          </table:table-cell>
          <table:table-cell table:style-name="ce50" table:formula="of:=[.B27]*IF([.C27];[.C27];1)*[.K27]*1.3" office:value-type="float" office:value="54.6" calcext:value-type="float">
            <text:p>55</text:p>
          </table:table-cell>
          <table:table-cell table:style-name="ce50" table:formula="of:=MAX([.L27:.N27])" office:value-type="float" office:value="70" calcext:value-type="float">
            <text:p>70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Savage Lynel Bow</text:p>
          </table:table-cell>
          <table:table-cell office:value-type="float" office:value="32" calcext:value-type="float">
            <text:p>32</text:p>
          </table:table-cell>
          <table:table-cell table:style-name="ce40" office:value-type="float" office:value="3" calcext:value-type="float">
            <text:p>×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40" office:value-type="float" office:value="5" calcext:value-type="float">
            <text:p>×5</text:p>
          </table:table-cell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8]+MAX([.D28:.G28]))*IF([.C28];[.C28];1)*[.K28]" office:value-type="float" office:value="105" calcext:value-type="float">
            <text:p>105</text:p>
          </table:table-cell>
          <table:table-cell table:style-name="ce50" table:formula="of:=IF([.C28]=3;[.B28]*5;&quot;&quot;)*[.K28]" office:value-type="float" office:value="112" calcext:value-type="float">
            <text:p>112</text:p>
          </table:table-cell>
          <table:table-cell table:style-name="ce50" table:formula="of:=[.B28]*IF([.C28];[.C28];1)*[.K28]*1.3" office:value-type="float" office:value="87.36" calcext:value-type="float">
            <text:p>87</text:p>
          </table:table-cell>
          <table:table-cell table:style-name="ce50" table:formula="of:=MAX([.L28:.N28])" office:value-type="float" office:value="112" calcext:value-type="float">
            <text:p>112</text:p>
          </table:table-cell>
          <table:table-cell table:style-name="ce35"/>
          <table:table-cell table:style-name="ce35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7200" calcext:value-type="float">
            <text:p>72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style-name="ce29" office:value-type="string" calcext:value-type="string">
            <text:p>Duplex Bow</text:p>
          </table:table-cell>
          <table:table-cell office:value-type="float" office:value="14" calcext:value-type="float">
            <text:p>14</text:p>
          </table:table-cell>
          <table:table-cell table:style-name="ce40" office:value-type="float" office:value="2" calcext:value-type="float">
            <text:p>×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2" calcext:value-type="float">
            <text:p>×2</text:p>
          </table:table-cell>
          <table:table-cell table:style-name="ce29"/>
          <table:table-cell table:style-name="ce35" office:value-type="float" office:value="0.7" calcext:value-type="float">
            <text:p>0,7</text:p>
          </table:table-cell>
          <table:table-cell table:style-name="ce50" table:formula="of:=([.B29]+MAX([.D29:.G29]))*IF([.C29];[.C29];1)*[.K29]" office:value-type="float" office:value="28" calcext:value-type="float">
            <text:p>28</text:p>
          </table:table-cell>
          <table:table-cell table:style-name="ce50"/>
          <table:table-cell table:style-name="ce50" table:formula="of:=[.B29]*IF([.C29];[.C29];1)*[.K29]*1.3" office:value-type="float" office:value="25.48" calcext:value-type="float">
            <text:p>25</text:p>
          </table:table-cell>
          <table:table-cell table:style-name="ce50" table:formula="of:=MAX([.L29:.N29])" office:value-type="float" office:value="28" calcext:value-type="float">
            <text:p>28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"/>
          <table:table-cell/>
          <table:table-cell table:style-name="ce34"/>
          <table:table-cell table:number-columns-repeated="4"/>
          <table:table-cell table:style-name="ce34" table:number-columns-repeated="4"/>
          <table:table-cell table:number-columns-repeated="1009"/>
        </table:table-row>
        <table:table-row table:style-name="ro1" table:number-rows-repeated="24"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4"/>
          <table:table-cell table:style-name="ce34" table:number-columns-repeated="4"/>
          <table:table-cell table:number-columns-repeated="1009"/>
        </table:table-row>
        <table:table-row table:style-name="ro1">
          <table:table-cell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 table:number-columns-repeated="4"/>
          <table:table-cell table:number-columns-repeated="1009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elds" table:style-name="ta3">
        <office:forms form:automatic-focus="false" form:apply-design-mode="false"/>
        <table:table-column table:style-name="co10" table:default-cell-style-name="ce9"/>
        <table:table-column table:style-name="co8" table:number-columns-repeated="5" table:default-cell-style-name="ce9"/>
        <table:table-column table:style-name="co1" table:default-cell-style-name="ce9"/>
        <table:table-column table:style-name="co8" table:number-columns-repeated="1017" table:default-cell-style-name="ce9"/>
        <table:table-row table:style-name="ro1">
          <table:table-cell table:style-name="ce92" office:value-type="string" calcext:value-type="string" table:number-columns-spanned="1" table:number-rows-spanned="2">
            <text:p>Shields</text:p>
          </table:table-cell>
          <table:table-cell table:style-name="ce92"/>
          <table:table-cell table:style-name="ce92" office:value-type="string" calcext:value-type="string" table:number-columns-spanned="1" table:number-rows-spanned="2">
            <text:p>Base Guard Value</text:p>
          </table:table-cell>
          <table:table-cell table:style-name="ce92" office:value-type="string" calcext:value-type="string" table:number-columns-spanned="2" table:number-rows-spanned="1">
            <text:p>"Shield Guard Up +" Modifier</text:p>
          </table:table-cell>
          <table:covered-table-cell table:style-name="ce93"/>
          <table:table-cell table:style-name="ce92" office:value-type="string" calcext:value-type="string" table:number-columns-spanned="1" table:number-rows-spanned="2">
            <text:p>Max Possible Total Guard</text:p>
          </table:table-cell>
          <table:table-cell table:style-name="ce13"/>
          <table:table-cell table:style-name="ce92" office:value-type="string" calcext:value-type="string" table:number-columns-spanned="1" table:number-rows-spanned="2">
            <text:p>Base Durability Value</text:p>
          </table:table-cell>
          <table:table-cell table:style-name="ce92" office:value-type="string" calcext:value-type="string" table:number-columns-spanned="2" table:number-rows-spanned="1">
            <text:p>"Durability" Modifier</text:p>
          </table:table-cell>
          <table:covered-table-cell table:style-name="ce93"/>
          <table:table-cell table:style-name="ce92" office:value-type="string" calcext:value-type="string" table:number-columns-spanned="1" table:number-rows-spanned="2">
            <text:p>Max Possible Total Durability</text:p>
          </table:table-cell>
          <table:table-cell table:number-columns-repeated="1013"/>
        </table:table-row>
        <table:table-row table:style-name="ro1">
          <table:covered-table-cell table:style-name="ce93"/>
          <table:table-cell/>
          <table:covered-table-cell table:style-name="ce93"/>
          <table:table-cell table:style-name="ce11" office:value-type="string" calcext:value-type="string">
            <text:p>White Bonus</text:p>
          </table:table-cell>
          <table:table-cell table:style-name="ce11" office:value-type="string" calcext:value-type="string">
            <text:p>Yellow Bonus</text:p>
          </table:table-cell>
          <table:covered-table-cell table:style-name="ce93"/>
          <table:table-cell table:style-name="ce13" office:value-type="string" calcext:value-type="string">
            <text:p>Material</text:p>
          </table:table-cell>
          <table:covered-table-cell table:style-name="ce93"/>
          <table:table-cell table:style-name="ce11" office:value-type="string" calcext:value-type="string">
            <text:p>Durability Up</text:p>
          </table:table-cell>
          <table:table-cell table:style-name="ce11" office:value-type="string" calcext:value-type="string">
            <text:p>Durability Up +</text:p>
          </table:table-cell>
          <table:covered-table-cell table:style-name="ce93"/>
          <table:table-cell table:number-columns-repeated="1013"/>
        </table:table-row>
        <table:table-row table:style-name="ro1">
          <table:table-cell table:style-name="ce10" office:value-type="string" calcext:value-type="string">
            <text:p>Soldier's Shield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6 → 12</text:p>
          </table:table-cell>
          <table:table-cell table:style-name="ce10" office:value-type="string" calcext:value-type="string">
            <text:p>13 → 23</text:p>
          </table:table-cell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w?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6</text:p>
          </table:table-cell>
          <table:table-cell table:style-name="ce10" office:value-type="string" calcext:value-type="string">
            <text:p>(16 + 6) = 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raveler's Shiel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1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w?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12 + 3) =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Hero's Shield (Amiibo)</text:p>
          </table:table-cell>
          <table:table-cell table:style-name="ce10"/>
          <table:table-cell table:style-name="ce10" office:value-type="float" office:value="65" calcext:value-type="float">
            <text:p>65</text:p>
          </table:table-cell>
          <table:table-cell table:number-columns-repeated="2" table:style-name="ce10" office:value-type="string" calcext:value-type="string">
            <text:p>Impossible</text:p>
          </table:table-cell>
          <table:table-cell office:value-type="float" office:value="65" calcext:value-type="float">
            <text:p>6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(90 + 45) = 13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ragonbone Boko Shield</text:p>
          </table:table-cell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6 → 12</text:p>
          </table:table-cell>
          <table:table-cell table:style-name="ce10" office:value-type="string" calcext:value-type="string">
            <text:p>13 → 23</text:p>
          </table:table-cell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5</text:p>
          </table:table-cell>
          <table:table-cell table:style-name="ce10" office:value-type="string" calcext:value-type="string">
            <text:p>(8 + 5) = 1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Forest Dweller's Shield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2</text:p>
          </table:table-cell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9</text:p>
          </table:table-cell>
          <table:table-cell table:style-name="ce10" office:value-type="string" calcext:value-type="string">
            <text:p>(18 + 9) = 2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Kite Shield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6 → 11</text:p>
          </table:table-cell>
          <table:table-cell table:style-name="ce10" office:value-type="string" calcext:value-type="string">
            <text:p>12 → 21</text:p>
          </table:table-cell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8</text:p>
          </table:table-cell>
          <table:table-cell table:style-name="ce10" office:value-type="string" calcext:value-type="string">
            <text:p>(16 + 8) = 2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piked Boko Shiel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4 → 6</text:p>
          </table:table-cell>
          <table:table-cell table:style-name="ce10" office:value-type="string" calcext:value-type="string">
            <text:p>9 → 14</text:p>
          </table:table-cell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(7 + 2) = 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Emblazoned Shiel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 → 6</text:p>
          </table:table-cell>
          <table:table-cell table:style-name="ce10" office:value-type="string" calcext:value-type="string">
            <text:p>7 → 12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6</text:p>
          </table:table-cell>
          <table:table-cell table:style-name="ce10" office:value-type="string" calcext:value-type="string">
            <text:p>(12 + 6) = 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Hunter's Shiel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 → 6</text:p>
          </table:table-cell>
          <table:table-cell table:style-name="ce10" office:value-type="string" calcext:value-type="string">
            <text:p>7 → 12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5</text:p>
          </table:table-cell>
          <table:table-cell table:style-name="ce10" office:value-type="string" calcext:value-type="string">
            <text:p>(10 + 5) =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Fisherman's Shiel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 → 6</text:p>
          </table:table-cell>
          <table:table-cell table:style-name="ce10" office:value-type="string" calcext:value-type="string">
            <text:p>7 → 12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5</text:p>
          </table:table-cell>
          <table:table-cell table:style-name="ce10" office:value-type="string" calcext:value-type="string">
            <text:p>(10 + 5) =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oko Shiel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6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(5 + 2) = 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Pot Li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string" calcext:value-type="string">
            <text:p>Impossible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Impossible</text:p>
          </table:table-cell>
          <table:table-cell table:style-name="ce10" office:value-type="string" calcext:value-type="string">
            <text:p>(10 + 3) = 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Wooden Shiel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Impossible</text:p>
          </table:table-cell>
          <table:table-cell table:style-name="ce10" office:value-type="string" calcext:value-type="string">
            <text:p>Impossible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Impossible</text:p>
          </table:table-cell>
          <table:table-cell table:style-name="ce10" office:value-type="string" calcext:value-type="string">
            <text:p>Impossible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Hylian Shield</text:p>
          </table:table-cell>
          <table:table-cell table:style-name="ce10"/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14 → 32</text:p>
          </table:table-cell>
          <table:table-cell table:style-name="ce10" office:value-type="string" calcext:value-type="string">
            <text:p>33 → 54</text:p>
          </table:table-cell>
          <table:table-cell office:value-type="float" office:value="144" calcext:value-type="float">
            <text:p>14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string" calcext:value-type="string">
            <text:p>104 → 216</text:p>
          </table:table-cell>
          <table:table-cell table:style-name="ce10" office:value-type="string" calcext:value-type="string">
            <text:p>217 → 360</text:p>
          </table:table-cell>
          <table:table-cell table:style-name="ce10" office:value-type="string" calcext:value-type="string">
            <text:p>(800 + 360) = 1,1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Royal Guard's Shield</text:p>
          </table:table-cell>
          <table:table-cell table:style-name="ce10"/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7 → 13</text:p>
          </table:table-cell>
          <table:table-cell table:style-name="ce10" office:value-type="string" calcext:value-type="string">
            <text:p>14 → 26</text:p>
          </table:table-cell>
          <table:table-cell office:value-type="float" office:value="96" calcext:value-type="float">
            <text:p>96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7</text:p>
          </table:table-cell>
          <table:table-cell table:style-name="ce10" office:value-type="string" calcext:value-type="string">
            <text:p>(14 + 7) = 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avage Lynel Shield</text:p>
          </table:table-cell>
          <table:table-cell table:style-name="ce10"/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6 → 11</text:p>
          </table:table-cell>
          <table:table-cell table:style-name="ce10" office:value-type="string" calcext:value-type="string">
            <text:p>12 → 22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2</text:p>
          </table:table-cell>
          <table:table-cell table:style-name="ce10" office:value-type="string" calcext:value-type="string">
            <text:p>(20 + 12) = 3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Royal Shield</text:p>
          </table:table-cell>
          <table:table-cell table:style-name="ce10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5 → 10</text:p>
          </table:table-cell>
          <table:table-cell table:style-name="ce10" office:value-type="string" calcext:value-type="string">
            <text:p>11 → 20</text:p>
          </table:table-cell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5 → 10</text:p>
          </table:table-cell>
          <table:table-cell table:style-name="ce10" office:value-type="string" calcext:value-type="string">
            <text:p>11 → 19</text:p>
          </table:table-cell>
          <table:table-cell table:style-name="ce10" office:value-type="string" calcext:value-type="string">
            <text:p>(29 + 19) = 4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ighty Lynel Shield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5 → 9</text:p>
          </table:table-cell>
          <table:table-cell table:style-name="ce10" office:value-type="string" calcext:value-type="string">
            <text:p>10 → 17</text:p>
          </table:table-cell>
          <table:table-cell office:value-type="float" office:value="61" calcext:value-type="float">
            <text:p>6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(15 + 4) = 1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Knight's Shield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4 → 8</text:p>
          </table:table-cell>
          <table:table-cell table:style-name="ce10" office:value-type="string" calcext:value-type="string">
            <text:p>9 → 14</text:p>
          </table:table-cell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5</text:p>
          </table:table-cell>
          <table:table-cell table:style-name="ce10" office:value-type="string" calcext:value-type="string">
            <text:p>(23 + 5) = 2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teel Lizal Shield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5 → 10</text:p>
          </table:table-cell>
          <table:table-cell table:style-name="ce10" office:value-type="string" calcext:value-type="string">
            <text:p>11 → 19</text:p>
          </table:table-cell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15 + 3) = 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Radiant Shield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4 → 7</text:p>
          </table:table-cell>
          <table:table-cell table:style-name="ce10" office:value-type="string" calcext:value-type="string">
            <text:p>8 → 13</text:p>
          </table:table-cell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3</text:p>
          </table:table-cell>
          <table:table-cell table:style-name="ce10" office:value-type="string" calcext:value-type="string">
            <text:p>(26 + 13) = 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aybreaker</text:p>
          </table:table-cell>
          <table:table-cell table:style-name="ce10"/>
          <table:table-cell table:style-name="ce10" office:value-type="float" office:value="48" calcext:value-type="float">
            <text:p>48</text:p>
          </table:table-cell>
          <table:table-cell table:number-columns-repeated="2" table:style-name="ce10" office:value-type="string" calcext:value-type="string">
            <text:p>Impossible</text:p>
          </table:table-cell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table:style-name="ce10" office:value-type="string" calcext:value-type="string">
            <text:p>Impossible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ilver Shield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7 → 14</text:p>
          </table:table-cell>
          <table:table-cell table:style-name="ce10" office:value-type="string" calcext:value-type="string">
            <text:p>15 → 26</text:p>
          </table:table-cell>
          <table:table-cell office:value-type="float" office:value="44" calcext:value-type="float">
            <text:p>4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10</text:p>
          </table:table-cell>
          <table:table-cell table:style-name="ce10" office:value-type="string" calcext:value-type="string">
            <text:p>(20 + 10) = 3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Lynel Shield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4 → 7</text:p>
          </table:table-cell>
          <table:table-cell table:style-name="ce10" office:value-type="string" calcext:value-type="string">
            <text:p>8 → 13</text:p>
          </table:table-cell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12 + 3) = 1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hield of the Mind's Eye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7 → 12</text:p>
          </table:table-cell>
          <table:table-cell table:style-name="ce10" office:value-type="string" calcext:value-type="string">
            <text:p>13 → 24</text:p>
          </table:table-cell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8</text:p>
          </table:table-cell>
          <table:table-cell table:style-name="ce10" office:value-type="string" calcext:value-type="string">
            <text:p>(16 + 8) = 2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erudo Shield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4 → 8</text:p>
          </table:table-cell>
          <table:table-cell table:style-name="ce10" office:value-type="string" calcext:value-type="string">
            <text:p>9 → 14</text:p>
          </table:table-cell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string" calcext:value-type="string">
            <text:p>4 → 5</text:p>
          </table:table-cell>
          <table:table-cell table:style-name="ce10" office:value-type="string" calcext:value-type="string">
            <text:p>(20 + 5) = 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Reinforced Lizal Shield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4 → 7</text:p>
          </table:table-cell>
          <table:table-cell table:style-name="ce10" office:value-type="string" calcext:value-type="string">
            <text:p>8 → 12</text:p>
          </table:table-cell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12 + 3) = 1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Lizal Shield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6</text:p>
          </table:table-cell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8 + 3) = 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Rusty Shiel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3 → 5</text:p>
          </table:table-cell>
          <table:table-cell table:style-name="ce10" office:value-type="string" calcext:value-type="string">
            <text:p>6 → 9</text:p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2 →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(16 + 7) = 2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ncient Shield</text:p>
          </table:table-cell>
          <table:table-cell table:style-name="ce10"/>
          <table:table-cell table:style-name="ce10" office:value-type="float" office:value="70" calcext:value-type="float">
            <text:p>70</text:p>
          </table:table-cell>
          <table:table-cell table:number-columns-repeated="2" table:style-name="ce10" office:value-type="string" calcext:value-type="string">
            <text:p>Impossible</text:p>
          </table:table-cell>
          <table:table-cell office:value-type="float" office:value="70" calcext:value-type="float">
            <text:p>7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string" calcext:value-type="string">
            <text:p>Impossible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uardian Shield++</text:p>
          </table:table-cell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2</text:p>
          </table:table-cell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2</text:p>
          </table:table-cell>
          <table:table-cell table:style-name="ce10" office:value-type="string" calcext:value-type="string">
            <text:p>(20 + 12) = 3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uardian Shield+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1</text:p>
          </table:table-cell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2 → 4</text:p>
          </table:table-cell>
          <table:table-cell table:style-name="ce10" office:value-type="string" calcext:value-type="string">
            <text:p>5 → 6</text:p>
          </table:table-cell>
          <table:table-cell table:style-name="ce10" office:value-type="string" calcext:value-type="string">
            <text:p>(13 + 6) = 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uardian Shield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3 → 6</text:p>
          </table:table-cell>
          <table:table-cell table:style-name="ce10" office:value-type="string" calcext:value-type="string">
            <text:p>7 → 11</text:p>
          </table:table-cell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1 → 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(10 + 3) = 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" table:style-name="ta1">
        <office:forms form:automatic-focus="false" form:apply-design-mode="false"/>
        <table:table-column table:style-name="co2" table:default-cell-style-name="ce85"/>
        <table:table-column table:style-name="co11" table:number-columns-repeated="2" table:default-cell-style-name="ce85"/>
        <table:table-column table:style-name="co12" table:default-cell-style-name="ce85"/>
        <table:table-column table:style-name="co8" table:number-columns-repeated="1007" table:default-cell-style-name="ce85"/>
        <table:table-column table:style-name="co13" table:number-columns-repeated="9" table:default-cell-style-name="ce85"/>
        <table:table-row table:style-name="ro2">
          <table:table-cell table:style-name="ce84" office:value-type="string" calcext:value-type="string">
            <text:p>Beedle Sells</text:p>
          </table:table-cell>
          <table:table-cell table:style-name="ce84" office:value-type="string" calcext:value-type="string">
            <text:p>Stock</text:p>
          </table:table-cell>
          <table:table-cell table:style-name="ce84" office:value-type="string" calcext:value-type="string">
            <text:p>Rupees</text:p>
          </table:table-cell>
          <table:table-cell table:style-name="ce84" office:value-type="string" calcext:value-type="string">
            <text:p>Loc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Dueling Peaks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Dueling Peaks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tless Cricket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Dueling Peaks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t-Footed Frog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Dueling Peaks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cto Balloon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20" calcext:value-type="float">
            <text:p>20⬧</text:p>
          </table:table-cell>
          <table:table-cell office:value-type="string" calcext:value-type="string">
            <text:p>Dueling Peaks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East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East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ift Carrot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6" calcext:value-type="float">
            <text:p>16⬧</text:p>
          </table:table-cell>
          <table:table-cell office:value-type="string" calcext:value-type="string">
            <text:p>East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oth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East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Radish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32" calcext:value-type="float">
            <text:p>32⬧</text:p>
          </table:table-cell>
          <table:table-cell office:value-type="string" calcext:value-type="string">
            <text:p>East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Foothill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Foothill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Foothill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Foothill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Gerudo Canyon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Gerudo Canyon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terwing Butterfly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Gerudo Canyon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rm Darner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Gerudo Canyon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Gerudo Canyon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High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High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set Fire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High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High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cto Balloon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20" calcext:value-type="float">
            <text:p>20⬧</text:p>
          </table:table-cell>
          <table:table-cell office:value-type="string" calcext:value-type="string">
            <text:p>High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Kara Kara Baza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Kara Kara Baza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merwing Butterfly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Kara Kara Baza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d Darner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Kara Kara Baza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Kara Kara Baza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und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ghtail Lizard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t-Footed Frog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tless Cricket </text:p>
          </table:table-cell>
          <table:table-cell table:style-name="ce86" office:value-type="float" office:value="5" calcext:value-type="float">
            <text:p>×5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Lake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Rito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Rito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set Fire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Rito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rm Darner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Rito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Rito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River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River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und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River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ctric Darner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River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Riversid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Serenn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Serenn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rm Darner </text:p>
          </table:table-cell>
          <table:table-cell table:style-name="ce86" office:value-type="float" office:value="4" calcext:value-type="float">
            <text:p>×4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Serenn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set Firefly </text:p>
          </table:table-cell>
          <table:table-cell table:style-name="ce86" office:value-type="float" office:value="4" calcext:value-type="float">
            <text:p>×4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Serenn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Serenn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Snowfiel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Snowfiel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m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Snowfiel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rm Darner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Snowfiel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Snowfiel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South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South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ghtail Lizard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South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proof Lizard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25" calcext:value-type="float">
            <text:p>25⬧</text:p>
          </table:table-cell>
          <table:table-cell office:value-type="string" calcext:value-type="string">
            <text:p>South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South Akkala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Tabantha Bridg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10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45" calcext:value-type="float">
            <text:p>45⬧</text:p>
          </table:table-cell>
          <table:table-cell office:value-type="string" calcext:value-type="string">
            <text:p>Tabantha Bridg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m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Tabantha Bridg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t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Tabantha Bridg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und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Tabantha Bridge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Wet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Wet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t-Footed Frog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Wet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otherwing Butter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Wet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reless Frog </text:p>
          </table:table-cell>
          <table:table-cell table:style-name="ce86" office:value-type="float" office:value="2" calcext:value-type="float">
            <text:p>×2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Wet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</text:p>
          </table:table-cell>
          <table:table-cell table:style-name="ce86" office:value-type="float" office:value="20" calcext:value-type="float">
            <text:p>×20</text:p>
          </table:table-cell>
          <table:table-cell table:style-name="ce87" office:value-type="float" office:value="6" calcext:value-type="float">
            <text:p>6⬧</text:p>
          </table:table-cell>
          <table:table-cell office:value-type="string" calcext:value-type="string">
            <text:p>Wood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row x5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30" calcext:value-type="float">
            <text:p>30⬧</text:p>
          </table:table-cell>
          <table:table-cell office:value-type="string" calcext:value-type="string">
            <text:p>Wood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d Darner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Wood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set Firefly </text:p>
          </table:table-cell>
          <table:table-cell table:style-name="ce86" office:value-type="float" office:value="3" calcext:value-type="float">
            <text:p>×3</text:p>
          </table:table-cell>
          <table:table-cell table:style-name="ce87" office:value-type="float" office:value="10" calcext:value-type="float">
            <text:p>10⬧</text:p>
          </table:table-cell>
          <table:table-cell office:value-type="string" calcext:value-type="string">
            <text:p>Woodland S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arty Lizard </text:p>
          </table:table-cell>
          <table:table-cell table:style-name="ce86" office:value-type="float" office:value="1" calcext:value-type="float">
            <text:p>×1</text:p>
          </table:table-cell>
          <table:table-cell table:style-name="ce87" office:value-type="float" office:value="100" calcext:value-type="float">
            <text:p>100⬧</text:p>
          </table:table-cell>
          <table:table-cell office:value-type="string" calcext:value-type="string">
            <text:p>Woodland Stable</text:p>
          </table:table-cell>
          <table:table-cell table:number-columns-repeated="1016"/>
        </table:table-row>
        <table:table-row table:style-name="ro2" table:number-rows-repeated="104849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Other" table:style-name="ta1">
        <office:forms form:automatic-focus="false" form:apply-design-mode="false"/>
        <table:table-column table:style-name="co8" table:default-cell-style-name="ce85"/>
        <table:table-column table:style-name="co5" table:number-columns-repeated="3" table:default-cell-style-name="ce85"/>
        <table:table-column table:style-name="co8" table:number-columns-repeated="1006" table:default-cell-style-name="ce85"/>
        <table:table-column table:style-name="co13" table:number-columns-repeated="9" table:default-cell-style-name="ce85"/>
        <table:table-row table:style-name="ro2">
          <table:table-cell table:style-name="ce84" office:value-type="string" calcext:value-type="string">
            <text:p>Stash Slots</text:p>
          </table:table-cell>
          <table:table-cell table:style-name="ce80" office:value-type="string" calcext:value-type="string">
            <text:p>Wpn</text:p>
          </table:table-cell>
          <table:table-cell table:style-name="ce80" office:value-type="string" calcext:value-type="string">
            <text:p>Bow</text:p>
          </table:table-cell>
          <table:table-cell table:style-name="ce80" office:value-type="string" calcext:value-type="string">
            <text:p>Sh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rti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pgrad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imum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84" office:value-type="string" calcext:value-type="string">
            <text:p>Upgrade Costs</text:p>
          </table:table-cell>
          <table:table-cell table:style-name="ce84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1<text:span text:style-name="T1">st</text:span> slot up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<text:span text:style-name="T1">nd</text:span> slot up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3</text:span><text:span text:style-name="T3">rd</text:span><text:span text:style-name="T2"> slot up.</text:span>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4</text:span><text:span text:style-name="T3">th</text:span><text:span text:style-name="T2"> slot up.</text:span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5</text:span><text:span text:style-name="T3">th</text:span><text:span text:style-name="T2"> slot up.</text:span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6</text:span><text:span text:style-name="T3">th</text:span><text:span text:style-name="T2"> ~</text:span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7</text:span><text:span text:style-name="T3">th</text:span><text:span text:style-name="T2"> ~</text:span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8</text:span><text:span text:style-name="T3">th</text:span><text:span text:style-name="T2"> ~</text:span>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9</text:span><text:span text:style-name="T3">th</text:span><text:span text:style-name="T2"> ~</text:span>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0</text:span><text:span text:style-name="T3">th</text:span><text:span text:style-name="T2"> ~</text:span>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1</text:span><text:span text:style-name="T3">th</text:span><text:span text:style-name="T2"> ~</text:span>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2</text:span><text:span text:style-name="T3">th</text:span><text:span text:style-name="T2"> ~</text:span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3</text:span><text:span text:style-name="T3">th</text:span><text:span text:style-name="T2"> ~</text:span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4</text:span><text:span text:style-name="T3">th</text:span><text:span text:style-name="T2"> ~</text:span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5</text:span><text:span text:style-name="T3">th</text:span><text:span text:style-name="T2"> ~</text:span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pan text:style-name="T2">16</text:span><text:span text:style-name="T3">th</text:span><text:span text:style-name="T2"> ~</text:span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88" office:value-type="string" calcext:value-type="string">
            <text:p>Korok Seed</text:p>
          </table:table-cell>
          <table:table-cell table:style-name="ce88" table:formula="of:=SUM([.B7:.B22])" office:value-type="float" office:value="208" calcext:value-type="float">
            <text:p>208</text:p>
          </table:table-cell>
          <table:table-cell table:style-name="ce88" table:formula="of:=SUM([.C7:.C22])" office:value-type="float" office:value="73" calcext:value-type="float">
            <text:p>73</text:p>
          </table:table-cell>
          <table:table-cell table:style-name="ce88" table:formula="of:=SUM([.D7:.D22])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al needed</text:p>
          </table:table-cell>
          <table:table-cell table:formula="of:=SUM([.B23:.D23])" office:value-type="float" office:value="441" calcext:value-type="float">
            <text:p>4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re</text:p>
          </table:table-cell>
          <table:table-cell table:formula="of:=900-[.B24]" office:value-type="float" office:value="459" calcext:value-type="float">
            <text:p>459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redits &amp; Misc" table:style-name="ta4">
        <office:forms form:automatic-focus="false" form:apply-design-mode="false"/>
        <table:table-column table:style-name="co10" table:number-columns-repeated="6" table:default-cell-style-name="Default"/>
        <table:table-column table:style-name="co9" table:number-columns-repeated="1014" table:default-cell-style-name="Default"/>
        <table:table-column table:style-name="co14" table:number-columns-repeated="4" table:default-cell-style-name="Default"/>
        <table:table-row table:style-name="ro4">
          <table:table-cell table:style-name="ce105" office:value-type="string" calcext:value-type="string">
            <text:p>My source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 got some stuff from my gameplays or from the game fil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nd I reworked and rewrote information from other sources to make it usable in a spreadsheet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For insatnce, I used formulae to get the max damage output and with wich modifier you get i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05" office:value-type="string" calcext:value-type="string">
            <text:p>Gotta give credit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 gathered some stuff from posts and wikis, mainly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uff that beedle sells from https://gamefaqs.gamespot.com/boards/189707-the-legend-of-zelda-breath-of-the-wild/7528336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ase bow draw speeds from https://gamefaqs.gamespot.com/boards/189707-the-legend-of-zelda-breath-of-the-wild/7647846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ow range was quite confusing, got them from https://zelda.fandom.com/wiki/Bow#List_of_Bows at las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nd I also took some info (and got a lot of game knowledge) from youtube videos, mainly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roton, [got to insert link to channel]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100 Percent Zelda, [same]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[need to remember], [same]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05" office:value-type="string" calcext:value-type="string">
            <text:p>Original credits for the weapon stat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ata for the 1-handed weapons, 2-handed weapons, and spears were taken from the official guidebook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hanks to GameFAQ's user, Gallileo, for contributing yellow-modifier Attack Up + and Shield Guard Up + data for the following weapons.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Bows: Royal Bow, Silver Bow, Falcon Bow, Golden Bow, Phrenic Bow, Royal Guard's Bow, Twilight Bow, Dragonbone Boko Bow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ields: Emblazoned Shield, Fisherman's Shield, Royal Shield, Forest Dweller's Shield, Silver Shield, Radiant Shield, Shield of the Mind's Eye, Royal Guard's Shield, Dragonbone Boko Shield, Steel Lizal Shield, Guardian Shield++, Savage Lynel Shield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hanks to GameFAQ's user, Bucke7Head, for contributing the max durability value for the Hero's Shield and yellow-modifier Shield Guard + data for the Kite Shiel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he remaining data was obtained from Mr. Cheeze's datamined actor info. https://raw.githubusercontent.com/MrCheeze/botw-tools/master/ActorInfo.product.x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hanks to GameFAQ's user, Sk8RuLz, for confirming that skeleton arms don't come with modifier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5" office:value-type="string" calcext:value-type="string">
            <text:p>Original misc info for weapon stats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er 1 Modifiers</text:p>
          </table:table-cell>
          <table:table-cell office:value-type="string" calcext:value-type="string">
            <text:p>Tier 2 Modifiers</text:p>
          </table:table-cell>
          <table:table-cell office:value-type="string" calcext:value-type="string">
            <text:p>Modifier for: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ttack Up + #</text:p>
          </table:table-cell>
          <table:table-cell table:style-name="ce107" office:value-type="string" calcext:value-type="string">
            <text:p>Attack Up + #</text:p>
          </table:table-cell>
          <table:table-cell office:value-type="string" calcext:value-type="string">
            <text:p>Weapons or Bow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ield Guard Up + #</text:p>
          </table:table-cell>
          <table:table-cell table:style-name="ce107" office:value-type="string" calcext:value-type="string">
            <text:p>Shield Guard Up + #</text:p>
          </table:table-cell>
          <table:table-cell office:value-type="string" calcext:value-type="string">
            <text:p>Shields only</text:p>
          </table:table-cell>
          <table:table-cell table:number-columns-repeated="1021"/>
        </table:table-row>
        <table:table-row table:style-name="ro4">
          <table:table-cell table:style-name="ce106" office:value-type="string" calcext:value-type="string">
            <text:p>Durability Up</text:p>
          </table:table-cell>
          <table:table-cell table:style-name="ce107" office:value-type="string" calcext:value-type="string">
            <text:p>Durability Up +</text:p>
          </table:table-cell>
          <table:table-cell office:value-type="string" calcext:value-type="string">
            <text:p>All of the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ritical Hit</text:p>
          </table:table-cell>
          <table:table-cell table:style-name="ce107" office:value-type="string" calcext:value-type="string">
            <text:p>Long Throw</text:p>
          </table:table-cell>
          <table:table-cell office:value-type="string" calcext:value-type="string">
            <text:p>Weapons only</text:p>
          </table:table-cell>
          <table:table-cell table:number-columns-repeated="1021"/>
        </table:table-row>
        <table:table-row table:style-name="ro4">
          <table:table-cell/>
          <table:table-cell table:style-name="ce107" office:value-type="string" calcext:value-type="string">
            <text:p>Quick Shot</text:p>
          </table:table-cell>
          <table:table-cell office:value-type="string" calcext:value-type="string">
            <text:p>Bows only</text:p>
          </table:table-cell>
          <table:table-cell table:number-columns-repeated="1021"/>
        </table:table-row>
        <table:table-row table:style-name="ro4">
          <table:table-cell/>
          <table:table-cell table:style-name="ce107" office:value-type="string" calcext:value-type="string">
            <text:p>Five-Shot Burst</text:p>
          </table:table-cell>
          <table:table-cell office:value-type="string" calcext:value-type="string">
            <text:p>3-Shot-Bows onl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eapon Scaling:</text:p>
          </table:table-cell>
          <table:table-cell office:value-type="string" calcext:value-type="string">
            <text:p>Weapon Scaling: No Modifiers → Tier 1 Modifiers → Tier 2 Modifier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ak weapons will get modifiers much earlier than stronger weapons. So, an Emblazoned Shield will get yellow modifiers very early on in the game, and a Hylian Shield will get yellow modifiers very late into the ga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nly certain weapon locations are selected to get modifiers. Most treasure chests with weapons (except for Champion weapons and Eventide Island treasure chests) will eventually obtain yellow modifiers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miibo information:</text:p>
          </table:table-cell>
          <table:table-cell office:value-type="string" calcext:value-type="string">
            <text:p>Amiibo can drop weapons with modifiers. However, "Attack Up" always appears as a white modifier, even if the modifier number is in the "yellow" region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imilarly, Amiibo weapons can only have the blue "Durability Up" bonus, even if the bonus is actually in the yellow "Durability Up +" region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urthermore, Amiibo shields can never have "Shield Guard Up."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splayed Numbers:</text:p>
          </table:table-cell>
          <table:table-cell office:value-type="string" calcext:value-type="string">
            <text:p>The game clearly displays "Attack Up" numbers and "Shield Guard Up" numbers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owever, "Durability Up," "Long Throw," and "Quick Shot" have hidden ranges of internal numbers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ong Throw:</text:p>
          </table:table-cell>
          <table:table-cell office:value-type="string" calcext:value-type="string">
            <text:p>The "Long Thow" bonus ranges from 1.5 to 2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Quick Shot:</text:p>
          </table:table-cell>
          <table:table-cell office:value-type="string" calcext:value-type="string">
            <text:p>The "Quick Shot" bonus ranges from 1.1 to 1.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ckup" table:style-name="ta2">
        <office:forms form:automatic-focus="false" form:apply-design-mode="false"/>
        <table:table-column table:style-name="co10" table:default-cell-style-name="ce26"/>
        <table:table-column table:style-name="co15" table:default-cell-style-name="ce31"/>
        <table:table-column table:style-name="co16" table:default-cell-style-name="ce31"/>
        <table:table-column table:style-name="co17" table:default-cell-style-name="ce47"/>
        <table:table-column table:style-name="co15" table:default-cell-style-name="ce47"/>
        <table:table-column table:style-name="co17" table:default-cell-style-name="ce47"/>
        <table:table-column table:style-name="co18" table:default-cell-style-name="ce47"/>
        <table:table-column table:style-name="co15" table:number-columns-repeated="3" table:default-cell-style-name="ce53"/>
        <table:table-column table:style-name="co15" table:default-cell-style-name="ce31"/>
        <table:table-column table:style-name="co16" table:default-cell-style-name="ce31"/>
        <table:table-column table:style-name="co7" table:number-columns-repeated="2" table:default-cell-style-name="ce31"/>
        <table:table-column table:style-name="co19" table:default-cell-style-name="ce31"/>
        <table:table-column table:style-name="co17" table:default-cell-style-name="ce31"/>
        <table:table-column table:style-name="co15" table:default-cell-style-name="ce31"/>
        <table:table-column table:style-name="co17" table:default-cell-style-name="ce31"/>
        <table:table-column table:style-name="co15" table:default-cell-style-name="ce31"/>
        <table:table-column table:style-name="co8" table:number-columns-repeated="1002" table:default-cell-style-name="ce31"/>
        <table:table-column table:style-name="co8" table:number-columns-repeated="3" table:default-cell-style-name="ce62"/>
        <table:table-row table:style-name="ro1">
          <table:table-cell table:style-name="ce21" office:value-type="string" calcext:value-type="string" table:number-columns-spanned="1" table:number-rows-spanned="2">
            <text:p>Bows</text:p>
          </table:table-cell>
          <table:table-cell table:style-name="ce21" office:value-type="string" calcext:value-type="string" table:number-columns-spanned="2" table:number-rows-spanned="2">
            <text:p>Base Attack Value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"Attack Up +" Modifier</text:p>
          </table:table-cell>
          <table:covered-table-cell table:style-name="ce21"/>
          <table:covered-table-cell table:number-columns-repeated="2" table:style-name="ce118"/>
          <table:table-cell table:style-name="ce51" office:value-type="string" calcext:value-type="string" table:number-columns-spanned="1" table:number-rows-spanned="2">
            <text:p>“Atk Up” Mod</text:p>
          </table:table-cell>
          <table:table-cell table:style-name="ce51" office:value-type="string" calcext:value-type="string" table:number-columns-spanned="1" table:number-rows-spanned="2">
            <text:p>“5 Shot” Mod</text:p>
          </table:table-cell>
          <table:table-cell table:style-name="ce51" office:value-type="string" calcext:value-type="string" table:number-columns-spanned="1" table:number-rows-spanned="2">
            <text:p>“Quick” Mod</text:p>
          </table:table-cell>
          <table:table-cell table:style-name="ce21" office:value-type="string" calcext:value-type="string" table:number-columns-spanned="2" table:number-rows-spanned="2">
            <text:p>Max Possible Total Attack</text:p>
          </table:table-cell>
          <table:covered-table-cell table:style-name="ce21"/>
          <table:table-cell table:style-name="ce21"/>
          <table:table-cell table:style-name="ce37"/>
          <table:table-cell table:style-name="ce21" office:value-type="string" calcext:value-type="string" table:number-columns-spanned="1" table:number-rows-spanned="2">
            <text:p>Base Durab. Value</text:p>
          </table:table-cell>
          <table:table-cell table:style-name="ce21" office:value-type="string" calcext:value-type="string" table:number-columns-spanned="4" table:number-rows-spanned="1">
            <text:p>"Durab. Up" Modifier</text:p>
          </table:table-cell>
          <table:covered-table-cell table:style-name="ce21"/>
          <table:covered-table-cell table:number-columns-repeated="2" table:style-name="ce118"/>
          <table:table-cell table:style-name="ce21" office:value-type="string" calcext:value-type="string" table:number-columns-spanned="1" table:number-rows-spanned="2">
            <text:p>Max Possible Total Durab.</text:p>
          </table:table-cell>
          <table:table-cell table:style-name="ce118" table:number-columns-repeated="1001"/>
          <table:table-cell table:style-name="ce60" table:number-columns-repeated="3"/>
        </table:table-row>
        <table:table-row table:style-name="ro1">
          <table:covered-table-cell table:number-columns-repeated="3" table:style-name="ce108"/>
          <table:table-cell table:style-name="ce68" office:value-type="string" calcext:value-type="string" table:number-columns-spanned="2" table:number-rows-spanned="1">
            <text:p>W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Y</text:p>
          </table:table-cell>
          <table:covered-table-cell table:number-columns-repeated="2" table:style-name="ce68"/>
          <table:covered-table-cell table:number-columns-repeated="2" table:style-name="ce55"/>
          <table:covered-table-cell table:number-columns-repeated="2" table:style-name="ce108"/>
          <table:table-cell table:style-name="ce108"/>
          <table:table-cell table:style-name="ce38"/>
          <table:covered-table-cell table:style-name="ce108"/>
          <table:table-cell table:style-name="ce68" office:value-type="string" calcext:value-type="string" table:number-columns-spanned="2" table:number-rows-spanned="1">
            <text:p>N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P</text:p>
          </table:table-cell>
          <table:covered-table-cell table:style-name="ce68"/>
          <table:covered-table-cell table:style-name="ce108"/>
          <table:table-cell table:style-name="ce108"/>
          <table:table-cell table:style-name="ce60"/>
          <table:table-cell table:style-name="ce108" table:number-columns-repeated="999"/>
          <table:table-cell table:style-name="ce60" table:number-columns-repeated="3"/>
        </table:table-row>
        <table:table-row table:style-name="ro1">
          <table:table-cell table:style-name="ce25" office:value-type="string" calcext:value-type="string">
            <text:p>Bow of Light</text:p>
          </table:table-cell>
          <table:table-cell office:value-type="float" office:value="100" calcext:value-type="float">
            <text:p>100</text:p>
          </table:table-cell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52" table:number-columns-repeated="3"/>
          <table:table-cell office:value-type="float" office:value="100" calcext:value-type="float">
            <text:p>100</text:p>
          </table:table-cell>
          <table:table-cell table:style-name="ce44" table:number-columns-repeated="2"/>
          <table:table-cell table:style-name="ce58" table:formula="of:=[.B3]*1.3*IF([.L3];[.L3];1)" office:value-type="float" office:value="130" calcext:value-type="float">
            <text:p>130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0" calcext:value-type="float">
            <text:p>0</text:p>
          </table:table-cell>
          <table:table-cell table:style-name="ce48"/>
          <table:table-cell office:value-type="string" calcext:value-type="string">
            <text:p>∞</text:p>
          </table:table-cell>
          <table:table-cell table:style-name="ce59"/>
          <table:table-cell table:style-name="ce58" table:formula="of:=MIDB([.F2];1;IFERROR(FIND(&quot;→&quot;;[.F2])-2;99))" office:value-type="string" office:string-value="Y" calcext:value-type="string">
            <text:p>Y</text:p>
          </table:table-cell>
          <table:table-cell table:style-name="ce59"/>
          <table:table-cell/>
          <table:table-cell table:style-name="ce61"/>
          <table:table-cell table:number-columns-repeated="999"/>
        </table:table-row>
        <table:table-row table:style-name="ro1">
          <table:table-cell table:style-name="ce25" office:value-type="string" calcext:value-type="string">
            <text:p>Wooden Bow</text:p>
          </table:table-cell>
          <table:table-cell office:value-type="float" office:value="4" calcext:value-type="float">
            <text:p>4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4" calcext:value-type="float">
            <text:p>→4</text:p>
          </table:table-cell>
          <table:table-cell table:style-name="ce46"/>
          <table:table-cell table:style-name="ce48"/>
          <table:table-cell table:style-name="ce52" table:formula="of:=([.B4]+MAX([.D4:.G4]))*IF([.C4];[.C4];1)" office:value-type="float" office:value="8" calcext:value-type="float">
            <text:p>8</text:p>
          </table:table-cell>
          <table:table-cell table:style-name="ce52"/>
          <table:table-cell table:style-name="ce52" table:formula="of:=[.B4]*1.3*IF([.C4];[.C4];1)" office:value-type="float" office:value="5.2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4" table:number-columns-repeated="2"/>
          <table:table-cell table:style-name="ce58" table:formula="of:=[.B4]*1.3*IF([.L4];[.L4];1)" office:value-type="float" office:value="5.2" calcext:value-type="float">
            <text:p>5,2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24" calcext:value-type="float">
            <text:p>24</text:p>
          </table:table-cell>
          <table:table-cell table:style-name="ce59"/>
          <table:table-cell table:formula="of:=IFERROR(MIDB([.P3];FIND(&quot;→&quot;;[.P3])+2;99);&quot;&quot;)">
            <text:p/>
          </table:table-cell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Traveler's Bow</text:p>
          </table:table-cell>
          <table:table-cell office:value-type="float" office:value="5" calcext:value-type="float">
            <text:p>5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5" calcext:value-type="float">
            <text:p>→5</text:p>
          </table:table-cell>
          <table:table-cell table:style-name="ce46" office:value-type="float" office:value="6" calcext:value-type="float">
            <text:p>6</text:p>
          </table:table-cell>
          <table:table-cell table:style-name="ce48" office:value-type="float" office:value="8" calcext:value-type="float">
            <text:p>→8</text:p>
          </table:table-cell>
          <table:table-cell table:style-name="ce52" table:formula="of:=([.B5]+MAX([.D5:.G5]))*IF([.C5];[.C5];1)" office:value-type="float" office:value="13" calcext:value-type="float">
            <text:p>13</text:p>
          </table:table-cell>
          <table:table-cell table:style-name="ce52"/>
          <table:table-cell table:style-name="ce52" table:formula="of:=[.B5]*1.3*IF([.C5];[.C5];1)" office:value-type="float" office:value="6.5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44" table:number-columns-repeated="2"/>
          <table:table-cell table:style-name="ce58" table:formula="of:=[.B5]*1.3*IF([.L5];[.L5];1)" office:value-type="float" office:value="6.5" calcext:value-type="float">
            <text:p>6,5</text:p>
          </table:table-cell>
          <table:table-cell table:style-name="ce58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7" calcext:value-type="float">
            <text:p>→7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3" calcext:value-type="float">
            <text:p>→13</text:p>
          </table:table-cell>
          <table:table-cell office:value-type="float" office:value="40" calcext:value-type="float">
            <text:p>4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oldier's Bow</text:p>
          </table:table-cell>
          <table:table-cell office:value-type="float" office:value="14" calcext:value-type="float">
            <text:p>14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table:style-name="ce52" table:formula="of:=([.B6]+MAX([.D6:.G6]))*IF([.C6];[.C6];1)" office:value-type="float" office:value="25" calcext:value-type="float">
            <text:p>25</text:p>
          </table:table-cell>
          <table:table-cell table:style-name="ce52"/>
          <table:table-cell table:style-name="ce52" table:formula="of:=[.B6]*1.3*IF([.C6];[.C6];1)" office:value-type="float" office:value="18.2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44" table:number-columns-repeated="2"/>
          <table:table-cell table:style-name="ce58" table:formula="of:=[.B6]*1.3*IF([.L6];[.L6];1)" office:value-type="float" office:value="18.2" calcext:value-type="float">
            <text:p>18,2</text:p>
          </table:table-cell>
          <table:table-cell table:style-name="ce58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office:value-type="float" office:value="47" calcext:value-type="float">
            <text:p>47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Knight's Bow</text:p>
          </table:table-cell>
          <table:table-cell office:value-type="float" office:value="26" calcext:value-type="float">
            <text:p>26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table:style-name="ce52" table:formula="of:=([.B7]+MAX([.D7:.G7]))*IF([.C7];[.C7];1)" office:value-type="float" office:value="37" calcext:value-type="float">
            <text:p>37</text:p>
          </table:table-cell>
          <table:table-cell table:style-name="ce52"/>
          <table:table-cell table:style-name="ce52" table:formula="of:=[.B7]*1.3*IF([.C7];[.C7];1)" office:value-type="float" office:value="33.8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44" table:number-columns-repeated="2"/>
          <table:table-cell table:style-name="ce58" table:formula="of:=[.B7]*1.3*IF([.L7];[.L7];1)" office:value-type="float" office:value="33.8" calcext:value-type="float">
            <text:p>33,8</text:p>
          </table:table-cell>
          <table:table-cell table:style-name="ce58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office:value-type="float" office:value="59" calcext:value-type="float">
            <text:p>59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Royal Bow</text:p>
          </table:table-cell>
          <table:table-cell office:value-type="float" office:value="38" calcext:value-type="float">
            <text:p>38</text:p>
          </table:table-cell>
          <table:table-cell table:style-name="ce44"/>
          <table:table-cell table:style-name="ce46" office:value-type="float" office:value="4" calcext:value-type="float">
            <text:p>4</text:p>
          </table:table-cell>
          <table:table-cell table:style-name="ce48" office:value-type="float" office:value="8" calcext:value-type="float">
            <text:p>→8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15" calcext:value-type="float">
            <text:p>→15</text:p>
          </table:table-cell>
          <table:table-cell table:style-name="ce52" table:formula="of:=([.B8]+MAX([.D8:.G8]))*IF([.C8];[.C8];1)" office:value-type="float" office:value="53" calcext:value-type="float">
            <text:p>53</text:p>
          </table:table-cell>
          <table:table-cell table:style-name="ce52"/>
          <table:table-cell table:style-name="ce52" table:formula="of:=[.B8]*1.3*IF([.C8];[.C8];1)" office:value-type="float" office:value="49.4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44" table:number-columns-repeated="2"/>
          <table:table-cell table:style-name="ce58" table:formula="of:=[.B8]*1.3*IF([.L8];[.L8];1)" office:value-type="float" office:value="49.4" calcext:value-type="float">
            <text:p>49,4</text:p>
          </table:table-cell>
          <table:table-cell table:style-name="ce58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4" calcext:value-type="float">
            <text:p>→14</text:p>
          </table:table-cell>
          <table:table-cell office:value-type="float" office:value="15" calcext:value-type="float">
            <text:p>15</text:p>
          </table:table-cell>
          <table:table-cell table:style-name="ce48" office:value-type="float" office:value="28" calcext:value-type="float">
            <text:p>→28</text:p>
          </table:table-cell>
          <table:table-cell office:value-type="float" office:value="88" calcext:value-type="float">
            <text:p>8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Forest Dweller's Bow</text:p>
          </table:table-cell>
          <table:table-cell office:value-type="float" office:value="15" calcext:value-type="float">
            <text:p>15</text:p>
          </table:table-cell>
          <table:table-cell table:style-name="ce44" office:value-type="float" office:value="3" calcext:value-type="float">
            <text:p>x3</text:p>
          </table:table-cell>
          <table:table-cell table:style-name="ce46" office:value-type="float" office:value="4" calcext:value-type="float">
            <text:p>4</text:p>
          </table:table-cell>
          <table:table-cell table:style-name="ce48" office:value-type="float" office:value="7" calcext:value-type="float">
            <text:p>→7</text:p>
          </table:table-cell>
          <table:table-cell table:style-name="ce46" office:value-type="float" office:value="8" calcext:value-type="float">
            <text:p>8</text:p>
          </table:table-cell>
          <table:table-cell table:style-name="ce48" office:value-type="float" office:value="12" calcext:value-type="float">
            <text:p>→12</text:p>
          </table:table-cell>
          <table:table-cell table:style-name="ce52" table:formula="of:=([.B9]+MAX([.D9:.G9]))*IF([.C9];[.C9];1)" office:value-type="float" office:value="81" calcext:value-type="float">
            <text:p>81</text:p>
          </table:table-cell>
          <table:table-cell table:style-name="ce52" table:formula="of:=IF([.C9];[.B9]*5;&quot;&quot;)" office:value-type="float" office:value="75" calcext:value-type="float">
            <text:p>75</text:p>
          </table:table-cell>
          <table:table-cell table:style-name="ce52" table:formula="of:=[.B9]*1.3*IF([.C9];[.C9];1)" office:value-type="float" office:value="58.5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style-name="ce44" office:value-type="float" office:value="3" calcext:value-type="float">
            <text:p>x3</text:p>
          </table:table-cell>
          <table:table-cell table:style-name="ce44"/>
          <table:table-cell table:style-name="ce58" table:formula="of:=[.B9]*1.3*IF([.L9];[.L9];1)" office:value-type="float" office:value="58.5" calcext:value-type="float">
            <text:p>58,5</text:p>
          </table:table-cell>
          <table:table-cell table:style-name="ce58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8" calcext:value-type="float">
            <text:p>→8</text:p>
          </table:table-cell>
          <table:table-cell office:value-type="float" office:value="9" calcext:value-type="float">
            <text:p>9</text:p>
          </table:table-cell>
          <table:table-cell table:style-name="ce48" office:value-type="float" office:value="20" calcext:value-type="float">
            <text:p>→20</text:p>
          </table:table-cell>
          <table:table-cell office:value-type="float" office:value="55" calcext:value-type="float">
            <text:p>55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ilver Bow</text:p>
          </table:table-cell>
          <table:table-cell office:value-type="float" office:value="15" calcext:value-type="float">
            <text:p>15</text:p>
          </table:table-cell>
          <table:table-cell table:style-name="ce44"/>
          <table:table-cell table:style-name="ce46" office:value-type="float" office:value="4" calcext:value-type="float">
            <text:p>4</text:p>
          </table:table-cell>
          <table:table-cell table:style-name="ce48" office:value-type="float" office:value="7" calcext:value-type="float">
            <text:p>→7</text:p>
          </table:table-cell>
          <table:table-cell table:style-name="ce46" office:value-type="float" office:value="8" calcext:value-type="float">
            <text:p>8</text:p>
          </table:table-cell>
          <table:table-cell table:style-name="ce48" office:value-type="float" office:value="12" calcext:value-type="float">
            <text:p>→12</text:p>
          </table:table-cell>
          <table:table-cell table:style-name="ce52" table:formula="of:=([.B10]+MAX([.D10:.G10]))*IF([.C10];[.C10];1)" office:value-type="float" office:value="27" calcext:value-type="float">
            <text:p>27</text:p>
          </table:table-cell>
          <table:table-cell table:style-name="ce52"/>
          <table:table-cell table:style-name="ce52" table:formula="of:=[.B10]*1.3*IF([.C10];[.C10];1)" office:value-type="float" office:value="19.5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44" table:number-columns-repeated="2"/>
          <table:table-cell table:style-name="ce58" table:formula="of:=[.B10]*1.3*IF([.L10];[.L10];1)" office:value-type="float" office:value="19.5" calcext:value-type="float">
            <text:p>19,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8" calcext:value-type="float">
            <text:p>→8</text:p>
          </table:table-cell>
          <table:table-cell office:value-type="float" office:value="9" calcext:value-type="float">
            <text:p>9</text:p>
          </table:table-cell>
          <table:table-cell table:style-name="ce48" office:value-type="float" office:value="20" calcext:value-type="float">
            <text:p>→20</text:p>
          </table:table-cell>
          <table:table-cell office:value-type="float" office:value="60" calcext:value-type="float">
            <text:p>6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wallow Bow</text:p>
          </table:table-cell>
          <table:table-cell office:value-type="float" office:value="9" calcext:value-type="float">
            <text:p>9</text:p>
          </table:table-cell>
          <table:table-cell table:style-name="ce44"/>
          <table:table-cell table:style-name="ce46" office:value-type="float" office:value="6" calcext:value-type="float">
            <text:p>6</text:p>
          </table:table-cell>
          <table:table-cell table:style-name="ce48" office:value-type="float" office:value="9" calcext:value-type="float">
            <text:p>→9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15" calcext:value-type="float">
            <text:p>→15</text:p>
          </table:table-cell>
          <table:table-cell table:style-name="ce52" table:formula="of:=([.B11]+MAX([.D11:.G11]))*IF([.C11];[.C11];1)" office:value-type="float" office:value="24" calcext:value-type="float">
            <text:p>24</text:p>
          </table:table-cell>
          <table:table-cell table:style-name="ce52"/>
          <table:table-cell table:style-name="ce52" table:formula="of:=[.B11]*1.3*IF([.C11];[.C11];1)" office:value-type="float" office:value="11.7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44" table:number-columns-repeated="2"/>
          <table:table-cell table:style-name="ce58" table:formula="of:=[.B11]*1.3*IF([.L11];[.L11];1)" office:value-type="float" office:value="11.7" calcext:value-type="float">
            <text:p>11,7</text:p>
          </table:table-cell>
          <table:table-cell table:style-name="ce5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5" calcext:value-type="float">
            <text:p>→15</text:p>
          </table:table-cell>
          <table:table-cell office:value-type="float" office:value="45" calcext:value-type="float">
            <text:p>45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Falcon Bow</text:p>
          </table:table-cell>
          <table:table-cell office:value-type="float" office:value="20" calcext:value-type="float">
            <text:p>20</text:p>
          </table:table-cell>
          <table:table-cell table:style-name="ce44"/>
          <table:table-cell table:style-name="ce46" office:value-type="float" office:value="5" calcext:value-type="float">
            <text:p>5</text:p>
          </table:table-cell>
          <table:table-cell table:style-name="ce48" office:value-type="float" office:value="9" calcext:value-type="float">
            <text:p>→9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16" calcext:value-type="float">
            <text:p>→16</text:p>
          </table:table-cell>
          <table:table-cell table:style-name="ce52" table:formula="of:=([.B12]+MAX([.D12:.G12]))*IF([.C12];[.C12];1)" office:value-type="float" office:value="36" calcext:value-type="float">
            <text:p>36</text:p>
          </table:table-cell>
          <table:table-cell table:style-name="ce52"/>
          <table:table-cell table:style-name="ce52" table:formula="of:=[.B12]*1.3*IF([.C12];[.C12];1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44" table:number-columns-repeated="2"/>
          <table:table-cell table:style-name="ce58" table:formula="of:=[.B12]*1.3*IF([.L12];[.L12];1)" office:value-type="float" office:value="26" calcext:value-type="float">
            <text:p>26</text:p>
          </table:table-cell>
          <table:table-cell table:style-name="ce58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11" calcext:value-type="float">
            <text:p>→11</text:p>
          </table:table-cell>
          <table:table-cell office:value-type="float" office:value="12" calcext:value-type="float">
            <text:p>12</text:p>
          </table:table-cell>
          <table:table-cell table:style-name="ce48" office:value-type="float" office:value="28" calcext:value-type="float">
            <text:p>→28</text:p>
          </table:table-cell>
          <table:table-cell office:value-type="float" office:value="78" calcext:value-type="float">
            <text:p>7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Great Eagle Bow</text:p>
          </table:table-cell>
          <table:table-cell office:value-type="float" office:value="28" calcext:value-type="float">
            <text:p>28</text:p>
          </table:table-cell>
          <table:table-cell table:style-name="ce44" office:value-type="float" office:value="3" calcext:value-type="float">
            <text:p>x3</text:p>
          </table:table-cell>
          <table:table-cell table:style-name="ce46"/>
          <table:table-cell table:style-name="ce48"/>
          <table:table-cell table:style-name="ce46"/>
          <table:table-cell table:style-name="ce48"/>
          <table:table-cell table:style-name="ce52" table:number-columns-repeated="3"/>
          <table:table-cell office:value-type="float" office:value="28" calcext:value-type="float">
            <text:p>28</text:p>
          </table:table-cell>
          <table:table-cell table:style-name="ce44" office:value-type="float" office:value="3" calcext:value-type="float">
            <text:p>x3</text:p>
          </table:table-cell>
          <table:table-cell table:style-name="ce44"/>
          <table:table-cell table:style-name="ce58" table:formula="of:=[.B13]*1.3*IF([.L13];[.L13];1)" office:value-type="float" office:value="109.2" calcext:value-type="float">
            <text:p>109,2</text:p>
          </table:table-cell>
          <table:table-cell table:style-name="ce5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60" calcext:value-type="float">
            <text:p>6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Golden Bow</text:p>
          </table:table-cell>
          <table:table-cell office:value-type="float" office:value="14" calcext:value-type="float">
            <text:p>14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7" calcext:value-type="float">
            <text:p>→7</text:p>
          </table:table-cell>
          <table:table-cell table:style-name="ce46" office:value-type="float" office:value="8" calcext:value-type="float">
            <text:p>8</text:p>
          </table:table-cell>
          <table:table-cell table:style-name="ce48" office:value-type="float" office:value="12" calcext:value-type="float">
            <text:p>→12</text:p>
          </table:table-cell>
          <table:table-cell table:style-name="ce52" table:formula="of:=([.B14]+MAX([.D14:.G14]))*IF([.C14];[.C14];1)" office:value-type="float" office:value="26" calcext:value-type="float">
            <text:p>26</text:p>
          </table:table-cell>
          <table:table-cell table:style-name="ce52"/>
          <table:table-cell table:style-name="ce52" table:formula="of:=[.B14]*1.3*IF([.C14];[.C14];1)" office:value-type="float" office:value="18.2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44" table:number-columns-repeated="2"/>
          <table:table-cell table:style-name="ce58" table:formula="of:=[.B14]*1.3*IF([.L14];[.L14];1)" office:value-type="float" office:value="18.2" calcext:value-type="float">
            <text:p>18,2</text:p>
          </table:table-cell>
          <table:table-cell table:style-name="ce58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12" calcext:value-type="float">
            <text:p>→12</text:p>
          </table:table-cell>
          <table:table-cell office:value-type="float" office:value="13" calcext:value-type="float">
            <text:p>13</text:p>
          </table:table-cell>
          <table:table-cell table:style-name="ce48" office:value-type="float" office:value="30" calcext:value-type="float">
            <text:p>→30</text:p>
          </table:table-cell>
          <table:table-cell office:value-type="float" office:value="90" calcext:value-type="float">
            <text:p>9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Phrenic Bow</text:p>
          </table:table-cell>
          <table:table-cell office:value-type="float" office:value="10" calcext:value-type="float">
            <text:p>10</text:p>
          </table:table-cell>
          <table:table-cell table:style-name="ce44"/>
          <table:table-cell table:style-name="ce46" office:value-type="float" office:value="6" calcext:value-type="float">
            <text:p>6</text:p>
          </table:table-cell>
          <table:table-cell table:style-name="ce48" office:value-type="float" office:value="10" calcext:value-type="float">
            <text:p>→10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6" calcext:value-type="float">
            <text:p>→16</text:p>
          </table:table-cell>
          <table:table-cell table:style-name="ce52" table:formula="of:=([.B15]+MAX([.D15:.G15]))*IF([.C15];[.C15];1)" office:value-type="float" office:value="26" calcext:value-type="float">
            <text:p>26</text:p>
          </table:table-cell>
          <table:table-cell table:style-name="ce52"/>
          <table:table-cell table:style-name="ce52" table:formula="of:=[.B15]*1.3*IF([.C15];[.C15];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44" table:number-columns-repeated="2"/>
          <table:table-cell table:style-name="ce58" table:formula="of:=[.B15]*1.3*IF([.L15];[.L15];1)" office:value-type="float" office:value="13" calcext:value-type="float">
            <text:p>13</text:p>
          </table:table-cell>
          <table:table-cell table:style-name="ce58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9" calcext:value-type="float">
            <text:p>→9</text:p>
          </table:table-cell>
          <table:table-cell office:value-type="float" office:value="20" calcext:value-type="float">
            <text:p>20</text:p>
          </table:table-cell>
          <table:table-cell table:style-name="ce48" office:value-type="float" office:value="23" calcext:value-type="float">
            <text:p>→23</text:p>
          </table:table-cell>
          <table:table-cell office:value-type="float" office:value="68" calcext:value-type="float">
            <text:p>6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Ancient Bow</text:p>
          </table:table-cell>
          <table:table-cell office:value-type="float" office:value="44" calcext:value-type="float">
            <text:p>44</text:p>
          </table:table-cell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52" table:number-columns-repeated="3"/>
          <table:table-cell office:value-type="float" office:value="44" calcext:value-type="float">
            <text:p>44</text:p>
          </table:table-cell>
          <table:table-cell table:style-name="ce44" table:number-columns-repeated="2"/>
          <table:table-cell table:style-name="ce58" table:formula="of:=[.B16]*1.3*IF([.L16];[.L16];1)" office:value-type="float" office:value="57.2" calcext:value-type="float">
            <text:p>57,2</text:p>
          </table:table-cell>
          <table:table-cell table:style-name="ce58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0" calcext:value-type="float">
            <text:p>0</text:p>
          </table:table-cell>
          <table:table-cell table:style-name="ce48"/>
          <table:table-cell office:value-type="float" office:value="120" calcext:value-type="float">
            <text:p>12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Royal Guard's Bow</text:p>
          </table:table-cell>
          <table:table-cell office:value-type="float" office:value="50" calcext:value-type="float">
            <text:p>50</text:p>
          </table:table-cell>
          <table:table-cell table:style-name="ce44"/>
          <table:table-cell table:style-name="ce46" office:value-type="float" office:value="5" calcext:value-type="float">
            <text:p>5</text:p>
          </table:table-cell>
          <table:table-cell table:style-name="ce48" office:value-type="float" office:value="11" calcext:value-type="float">
            <text:p>→11</text:p>
          </table:table-cell>
          <table:table-cell table:style-name="ce46" office:value-type="float" office:value="12" calcext:value-type="float">
            <text:p>12</text:p>
          </table:table-cell>
          <table:table-cell table:style-name="ce48" office:value-type="float" office:value="20" calcext:value-type="float">
            <text:p>→20</text:p>
          </table:table-cell>
          <table:table-cell table:style-name="ce52" table:formula="of:=([.B17]+MAX([.D17:.G17]))*IF([.C17];[.C17];1)" office:value-type="float" office:value="70" calcext:value-type="float">
            <text:p>70</text:p>
          </table:table-cell>
          <table:table-cell table:style-name="ce52"/>
          <table:table-cell table:style-name="ce52" table:formula="of:=[.B17]*1.3*IF([.C17];[.C17];1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style-name="ce44" table:number-columns-repeated="2"/>
          <table:table-cell table:style-name="ce58" table:formula="of:=[.B17]*1.3*IF([.L17];[.L17];1)" office:value-type="float" office:value="65" calcext:value-type="float">
            <text:p>65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30" calcext:value-type="float">
            <text:p>→30</text:p>
          </table:table-cell>
          <table:table-cell office:value-type="float" office:value="50" calcext:value-type="float">
            <text:p>5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Twilight Bow (Amiibo)</text:p>
          </table:table-cell>
          <table:table-cell office:value-type="float" office:value="30" calcext:value-type="float">
            <text:p>30</text:p>
          </table:table-cell>
          <table:table-cell table:style-name="ce44"/>
          <table:table-cell table:style-name="ce46" office:value-type="float" office:value="7" calcext:value-type="float">
            <text:p>7</text:p>
          </table:table-cell>
          <table:table-cell table:style-name="ce48" office:value-type="float" office:value="7" calcext:value-type="float">
            <text:p>→7</text:p>
          </table:table-cell>
          <table:table-cell table:style-name="ce46" office:value-type="float" office:value="13" calcext:value-type="float">
            <text:p>13</text:p>
          </table:table-cell>
          <table:table-cell table:style-name="ce48" office:value-type="float" office:value="13" calcext:value-type="float">
            <text:p>→13</text:p>
          </table:table-cell>
          <table:table-cell table:style-name="ce52" table:formula="of:=([.B18]+MAX([.D18:.G18]))*IF([.C18];[.C18];1)" office:value-type="float" office:value="43" calcext:value-type="float">
            <text:p>43</text:p>
          </table:table-cell>
          <table:table-cell table:style-name="ce52"/>
          <table:table-cell table:style-name="ce52" table:formula="of:=[.B18]*1.3*IF([.C18];[.C18];1)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44" table:number-columns-repeated="2"/>
          <table:table-cell table:style-name="ce58" table:formula="of:=[.B18]*1.3*IF([.L18];[.L18];1)" office:value-type="float" office:value="39" calcext:value-type="float">
            <text:p>39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48"/>
          <table:table-cell office:value-type="float" office:value="45" calcext:value-type="float">
            <text:p>45</text:p>
          </table:table-cell>
          <table:table-cell table:style-name="ce48"/>
          <table:table-cell office:value-type="float" office:value="145" calcext:value-type="float">
            <text:p>145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Boko Bow</text:p>
          </table:table-cell>
          <table:table-cell office:value-type="float" office:value="4" calcext:value-type="float">
            <text:p>4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7" calcext:value-type="float">
            <text:p>→7</text:p>
          </table:table-cell>
          <table:table-cell table:style-name="ce52" table:formula="of:=([.B19]+MAX([.D19:.G19]))*IF([.C19];[.C19];1)" office:value-type="float" office:value="11" calcext:value-type="float">
            <text:p>11</text:p>
          </table:table-cell>
          <table:table-cell table:style-name="ce52"/>
          <table:table-cell table:style-name="ce52" table:formula="of:=[.B19]*1.3*IF([.C19];[.C19];1)" office:value-type="float" office:value="5.2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4" table:number-columns-repeated="2"/>
          <table:table-cell table:style-name="ce58" table:formula="of:=[.B19]*1.3*IF([.L19];[.L19];1)" office:value-type="float" office:value="5.2" calcext:value-type="float">
            <text:p>5,2</text:p>
          </table:table-cell>
          <table:table-cell table:style-name="ce5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8" calcext:value-type="float">
            <text:p>→8</text:p>
          </table:table-cell>
          <table:table-cell office:value-type="float" office:value="24" calcext:value-type="float">
            <text:p>24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piked Boko Bow</text:p>
          </table:table-cell>
          <table:table-cell office:value-type="float" office:value="12" calcext:value-type="float">
            <text:p>12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table:style-name="ce52" table:formula="of:=([.B20]+MAX([.D20:.G20]))*IF([.C20];[.C20];1)" office:value-type="float" office:value="23" calcext:value-type="float">
            <text:p>23</text:p>
          </table:table-cell>
          <table:table-cell table:style-name="ce52"/>
          <table:table-cell table:style-name="ce52" table:formula="of:=[.B20]*1.3*IF([.C20];[.C20];1)" office:value-type="float" office:value="15.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44" table:number-columns-repeated="2"/>
          <table:table-cell table:style-name="ce58" table:formula="of:=[.B20]*1.3*IF([.L20];[.L20];1)" office:value-type="float" office:value="15.6" calcext:value-type="float">
            <text:p>15,6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10" calcext:value-type="float">
            <text:p>→10</text:p>
          </table:table-cell>
          <table:table-cell office:value-type="float" office:value="30" calcext:value-type="float">
            <text:p>30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Dragonbone Boko Bow</text:p>
          </table:table-cell>
          <table:table-cell office:value-type="float" office:value="24" calcext:value-type="float">
            <text:p>24</text:p>
          </table:table-cell>
          <table:table-cell table:style-name="ce44"/>
          <table:table-cell table:style-name="ce46" office:value-type="float" office:value="4" calcext:value-type="float">
            <text:p>4</text:p>
          </table:table-cell>
          <table:table-cell table:style-name="ce48" office:value-type="float" office:value="8" calcext:value-type="float">
            <text:p>→8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16" calcext:value-type="float">
            <text:p>→16</text:p>
          </table:table-cell>
          <table:table-cell table:style-name="ce52" table:formula="of:=([.B21]+MAX([.D21:.G21]))*IF([.C21];[.C21];1)" office:value-type="float" office:value="40" calcext:value-type="float">
            <text:p>40</text:p>
          </table:table-cell>
          <table:table-cell table:style-name="ce52"/>
          <table:table-cell table:style-name="ce52" table:formula="of:=[.B21]*1.3*IF([.C21];[.C21];1)" office:value-type="float" office:value="31.2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44" table:number-columns-repeated="2"/>
          <table:table-cell table:style-name="ce58" table:formula="of:=[.B21]*1.3*IF([.L21];[.L21];1)" office:value-type="float" office:value="31.2" calcext:value-type="float">
            <text:p>31,2</text:p>
          </table:table-cell>
          <table:table-cell table:style-name="ce5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5" calcext:value-type="float">
            <text:p>→15</text:p>
          </table:table-cell>
          <table:table-cell office:value-type="float" office:value="45" calcext:value-type="float">
            <text:p>45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Lizal Bow</text:p>
          </table:table-cell>
          <table:table-cell office:value-type="float" office:value="14" calcext:value-type="float">
            <text:p>14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0" calcext:value-type="float">
            <text:p>→10</text:p>
          </table:table-cell>
          <table:table-cell table:style-name="ce52" table:formula="of:=([.B22]+MAX([.D22:.G22]))*IF([.C22];[.C22];1)" office:value-type="float" office:value="24" calcext:value-type="float">
            <text:p>24</text:p>
          </table:table-cell>
          <table:table-cell table:style-name="ce52"/>
          <table:table-cell table:style-name="ce52" table:formula="of:=[.B22]*1.3*IF([.C22];[.C22];1)" office:value-type="float" office:value="18.2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44" table:number-columns-repeated="2"/>
          <table:table-cell table:style-name="ce58" table:formula="of:=[.B22]*1.3*IF([.L22];[.L22];1)" office:value-type="float" office:value="18.2" calcext:value-type="float">
            <text:p>18,2</text:p>
          </table:table-cell>
          <table:table-cell table:style-name="ce58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5" calcext:value-type="float">
            <text:p>→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13" calcext:value-type="float">
            <text:p>→13</text:p>
          </table:table-cell>
          <table:table-cell office:value-type="float" office:value="38" calcext:value-type="float">
            <text:p>3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trengthened Lizal Bow</text:p>
          </table:table-cell>
          <table:table-cell office:value-type="float" office:value="25" calcext:value-type="float">
            <text:p>25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0" calcext:value-type="float">
            <text:p>→10</text:p>
          </table:table-cell>
          <table:table-cell table:style-name="ce52" table:formula="of:=([.B23]+MAX([.D23:.G23]))*IF([.C23];[.C23];1)" office:value-type="float" office:value="35" calcext:value-type="float">
            <text:p>35</text:p>
          </table:table-cell>
          <table:table-cell table:style-name="ce52"/>
          <table:table-cell table:style-name="ce52" table:formula="of:=[.B23]*1.3*IF([.C23];[.C23];1)" office:value-type="float" office:value="32.5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4" table:number-columns-repeated="2"/>
          <table:table-cell table:style-name="ce58" table:formula="of:=[.B23]*1.3*IF([.L23];[.L23];1)" office:value-type="float" office:value="32.5" calcext:value-type="float">
            <text:p>32,5</text:p>
          </table:table-cell>
          <table:table-cell table:style-name="ce58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7" calcext:value-type="float">
            <text:p>→7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8" calcext:value-type="float">
            <text:p>→18</text:p>
          </table:table-cell>
          <table:table-cell office:value-type="float" office:value="53" calcext:value-type="float">
            <text:p>53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teel Lizal Bow</text:p>
          </table:table-cell>
          <table:table-cell office:value-type="float" office:value="36" calcext:value-type="float">
            <text:p>36</text:p>
          </table:table-cell>
          <table:table-cell table:style-name="ce44"/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table:style-name="ce52" table:formula="of:=([.B24]+MAX([.D24:.G24]))*IF([.C24];[.C24];1)" office:value-type="float" office:value="47" calcext:value-type="float">
            <text:p>47</text:p>
          </table:table-cell>
          <table:table-cell table:style-name="ce52"/>
          <table:table-cell table:style-name="ce52" table:formula="of:=[.B24]*1.3*IF([.C24];[.C24];1)" office:value-type="float" office:value="46.8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style-name="ce44" office:value-type="string" calcext:value-type="string">
            <text:p>Qs</text:p>
          </table:table-cell>
          <table:table-cell table:style-name="ce44"/>
          <table:table-cell table:style-name="ce58" table:formula="of:=[.B24]*1.3*IF([.L24];[.L24];1)" office:value-type="string" office:string-value="" calcext:value-type="error">
            <text:p>#¡VALOR!</text:p>
          </table:table-cell>
          <table:table-cell table:style-name="ce58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10" calcext:value-type="float">
            <text:p>→10</text:p>
          </table:table-cell>
          <table:table-cell office:value-type="float" office:value="11" calcext:value-type="float">
            <text:p>11</text:p>
          </table:table-cell>
          <table:table-cell table:style-name="ce48" office:value-type="float" office:value="25" calcext:value-type="float">
            <text:p>→25</text:p>
          </table:table-cell>
          <table:table-cell office:value-type="float" office:value="75" calcext:value-type="float">
            <text:p>75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Lynel Bow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3" calcext:value-type="float">
            <text:p>x3</text:p>
          </table:table-cell>
          <table:table-cell table:style-name="ce46" office:value-type="float" office:value="3" calcext:value-type="float">
            <text:p>3</text:p>
          </table:table-cell>
          <table:table-cell table:style-name="ce48" office:value-type="float" office:value="5" calcext:value-type="float">
            <text:p>→5</text:p>
          </table:table-cell>
          <table:table-cell table:style-name="ce46" office:value-type="float" office:value="6" calcext:value-type="float">
            <text:p>6</text:p>
          </table:table-cell>
          <table:table-cell table:style-name="ce48" office:value-type="float" office:value="9" calcext:value-type="float">
            <text:p>→9</text:p>
          </table:table-cell>
          <table:table-cell table:style-name="ce52" table:formula="of:=([.B25]+MAX([.D25:.G25]))*IF([.C25];[.C25];1)" office:value-type="float" office:value="57" calcext:value-type="float">
            <text:p>57</text:p>
          </table:table-cell>
          <table:table-cell table:style-name="ce52" table:formula="of:=IF([.C25];[.B25]*5;&quot;&quot;)" office:value-type="float" office:value="50" calcext:value-type="float">
            <text:p>50</text:p>
          </table:table-cell>
          <table:table-cell table:style-name="ce52" table:formula="of:=[.B25]*1.3*IF([.C25];[.C25];1)"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style-name="ce44" office:value-type="float" office:value="3" calcext:value-type="float">
            <text:p>x3</text:p>
          </table:table-cell>
          <table:table-cell table:style-name="ce44"/>
          <table:table-cell table:style-name="ce58" table:formula="of:=[.B25]*1.3*IF([.L25];[.L25];1)" office:value-type="float" office:value="39" calcext:value-type="float">
            <text:p>39</text:p>
          </table:table-cell>
          <table:table-cell table:style-name="ce58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7" calcext:value-type="float">
            <text:p>→7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18" calcext:value-type="float">
            <text:p>→18</text:p>
          </table:table-cell>
          <table:table-cell office:value-type="float" office:value="48" calcext:value-type="float">
            <text:p>4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Mighty Lynel Bow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3" calcext:value-type="float">
            <text:p>x3</text:p>
          </table:table-cell>
          <table:table-cell table:style-name="ce46" office:value-type="float" office:value="3" calcext:value-type="float">
            <text:p>3</text:p>
          </table:table-cell>
          <table:table-cell table:style-name="ce48" office:value-type="float" office:value="6" calcext:value-type="float">
            <text:p>→6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float" office:value="11" calcext:value-type="float">
            <text:p>→11</text:p>
          </table:table-cell>
          <table:table-cell table:style-name="ce52" table:formula="of:=([.B26]+MAX([.D26:.G26]))*IF([.C26];[.C26];1)" office:value-type="float" office:value="93" calcext:value-type="float">
            <text:p>93</text:p>
          </table:table-cell>
          <table:table-cell table:style-name="ce52" table:formula="of:=IF([.C26];[.B26]*5;&quot;&quot;)" office:value-type="float" office:value="100" calcext:value-type="float">
            <text:p>100</text:p>
          </table:table-cell>
          <table:table-cell table:style-name="ce52" table:formula="of:=[.B26]*1.3*IF([.C26];[.C26];1)"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5" calcext:value-type="float">
            <text:p>x5</text:p>
          </table:table-cell>
          <table:table-cell table:style-name="ce44"/>
          <table:table-cell table:style-name="ce58" table:formula="of:=[.B26]*1.3*IF([.L26];[.L26];1)" office:value-type="float" office:value="130" calcext:value-type="float">
            <text:p>130</text:p>
          </table:table-cell>
          <table:table-cell table:style-name="ce5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9" calcext:value-type="float">
            <text:p>→9</text:p>
          </table:table-cell>
          <table:table-cell office:value-type="float" office:value="10" calcext:value-type="float">
            <text:p>10</text:p>
          </table:table-cell>
          <table:table-cell table:style-name="ce48" office:value-type="float" office:value="23" calcext:value-type="float">
            <text:p>→23</text:p>
          </table:table-cell>
          <table:table-cell office:value-type="float" office:value="58" calcext:value-type="float">
            <text:p>5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Savage Lynel Bow</text:p>
          </table:table-cell>
          <table:table-cell office:value-type="float" office:value="32" calcext:value-type="float">
            <text:p>32</text:p>
          </table:table-cell>
          <table:table-cell table:style-name="ce44" office:value-type="float" office:value="3" calcext:value-type="float">
            <text:p>x3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9" calcext:value-type="float">
            <text:p>→9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18" calcext:value-type="float">
            <text:p>→18</text:p>
          </table:table-cell>
          <table:table-cell table:style-name="ce52" table:formula="of:=([.B27]+MAX([.D27:.G27]))*IF([.C27];[.C27];1)" office:value-type="float" office:value="150" calcext:value-type="float">
            <text:p>150</text:p>
          </table:table-cell>
          <table:table-cell table:style-name="ce52" table:formula="of:=IF([.C27];[.B27]*5;&quot;&quot;)" office:value-type="float" office:value="160" calcext:value-type="float">
            <text:p>160</text:p>
          </table:table-cell>
          <table:table-cell table:style-name="ce52" table:formula="of:=[.B27]*1.3*IF([.C27];[.C27];1)" office:value-type="float" office:value="124.8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44" office:value-type="float" office:value="5" calcext:value-type="float">
            <text:p>x5</text:p>
          </table:table-cell>
          <table:table-cell table:style-name="ce44"/>
          <table:table-cell table:style-name="ce58" table:formula="of:=[.B27]*1.3*IF([.L27];[.L27];1)" office:value-type="float" office:value="208" calcext:value-type="float">
            <text:p>208</text:p>
          </table:table-cell>
          <table:table-cell table:style-name="ce58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11" calcext:value-type="float">
            <text:p>→11</text:p>
          </table:table-cell>
          <table:table-cell office:value-type="float" office:value="12" calcext:value-type="float">
            <text:p>12</text:p>
          </table:table-cell>
          <table:table-cell table:style-name="ce48" office:value-type="float" office:value="28" calcext:value-type="float">
            <text:p>→28</text:p>
          </table:table-cell>
          <table:table-cell office:value-type="float" office:value="73" calcext:value-type="float">
            <text:p>73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style-name="ce25" office:value-type="string" calcext:value-type="string">
            <text:p>Duplex Bow</text:p>
          </table:table-cell>
          <table:table-cell office:value-type="float" office:value="14" calcext:value-type="float">
            <text:p>14</text:p>
          </table:table-cell>
          <table:table-cell table:style-name="ce44" office:value-type="float" office:value="2" calcext:value-type="float">
            <text:p>x2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→6</text:p>
          </table:table-cell>
          <table:table-cell table:style-name="ce52" table:formula="of:=([.B28]+MAX([.D28:.G28]))*IF([.C28];[.C28];1)" office:value-type="float" office:value="40" calcext:value-type="float">
            <text:p>40</text:p>
          </table:table-cell>
          <table:table-cell table:style-name="ce52"/>
          <table:table-cell table:style-name="ce52" table:formula="of:=[.B28]*1.3*IF([.C28];[.C28];1)" office:value-type="float" office:value="36.4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2" calcext:value-type="float">
            <text:p>x2</text:p>
          </table:table-cell>
          <table:table-cell table:style-name="ce44"/>
          <table:table-cell table:style-name="ce58" table:formula="of:=[.B28]*1.3*IF([.L28];[.L28];1)" office:value-type="float" office:value="36.4" calcext:value-type="float">
            <text:p>36,4</text:p>
          </table:table-cell>
          <table:table-cell table:style-name="ce5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→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10" calcext:value-type="float">
            <text:p>→10</text:p>
          </table:table-cell>
          <table:table-cell office:value-type="float" office:value="28" calcext:value-type="float">
            <text:p>28</text:p>
          </table:table-cell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9"/>
          <table:table-cell/>
          <table:table-cell table:style-name="ce49"/>
          <table:table-cell table:style-name="ce54" table:number-columns-repeated="3"/>
          <table:table-cell table:number-columns-repeated="1014"/>
        </table:table-row>
        <table:table-row table:style-name="ro1" table:number-rows-repeated="24">
          <table:table-cell/>
          <table:table-cell table:style-name="ce36"/>
          <table:table-cell table:number-columns-repeated="2"/>
          <table:table-cell table:style-name="ce49"/>
          <table:table-cell/>
          <table:table-cell table:style-name="ce49"/>
          <table:table-cell table:style-name="ce54" table:number-columns-repeated="3"/>
          <table:table-cell table:number-columns-repeated="1014"/>
        </table:table-row>
        <table:table-row table:style-name="ro1">
          <table:table-cell/>
          <table:table-cell table:style-name="ce36"/>
          <table:table-cell table:number-columns-repeated="4"/>
          <table:table-cell table:style-name="ce49"/>
          <table:table-cell table:style-name="ce54" table:number-columns-repeated="3"/>
          <table:table-cell table:number-columns-repeated="1014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A3:Weapons.W131" table:display-filter-buttons="true">
          <table:sort>
            <table:sort-by table:field-number="21" table:data-type="automatic"/>
          </table:sort>
        </table:database-range>
        <table:database-range table:name="__Anonymous_Sheet_DB__1" table:target-range-address="Bows.A3:Bows.Z29" table:display-filter-buttons="true">
          <table:sort>
            <table:sort-by table:field-number="25" table:data-type="automatic"/>
          </table:sort>
        </table:database-range>
        <table:database-range table:name="__Anonymous_Sheet_DB__2" table:target-range-address="Shields.A3:Shields.AMJ1048576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Shops.A1:Shops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  <style:font-face style:name="Ubuntu Condensed" svg:font-family="'Ubuntu Condensed'" style:font-family-generic="swiss" style:font-pitch="variable"/>
    <style:font-face style:name="Ubuntu Condensed1" svg:font-family="'Ubuntu Condensed'" style:font-adornments="Normal" style:font-family-generic="swiss" style:font-pitch="variable"/>
    <style:font-face style:name="Ubuntu Mono" svg:font-family="'Ubuntu Mono'" style:font-family-generic="modern" style:font-pitch="fixed"/>
    <style:font-face style:name="Ubuntu Mono1" svg:font-family="'Ubuntu Mono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text>x</number:text>
      <number:number number:decimal-places="0" number:min-decimal-places="0" number:min-integer-digits="1"/>
    </number:number-style>
    <number:number-style style:name="N109">
      <number:number number:decimal-places="0" number:min-decimal-places="0" number:min-integer-digits="1"/>
      <number:text>:</number:text>
    </number:number-style>
    <number:number-style style:name="N110">
      <number:text>➜</number:text>
      <number:number number:decimal-places="0" number:min-decimal-places="0" number:min-integer-digits="1"/>
    </number:number-style>
    <number:number-style style:name="N111">
      <number:text>→</number:text>
      <number:number number:decimal-places="0" number:min-decimal-places="0" number:min-integer-digits="1"/>
    </number:number-style>
    <number:number-style style:name="N112">
      <number:number number:decimal-places="0" number:min-decimal-places="0" number:min-integer-digits="1"/>
      <number:text>⬡</number:text>
    </number:number-style>
    <number:number-style style:name="N113">
      <number:number number:decimal-places="0" number:min-decimal-places="0" number:min-integer-digits="1"/>
      <number:text>⬢</number:text>
    </number:number-style>
    <number:number-style style:name="N114">
      <number:number number:decimal-places="0" number:min-decimal-places="0" number:min-integer-digits="1"/>
      <number:text>⬧</number:text>
    </number:number-style>
    <number:number-style style:name="N115">
      <number:text>ₓ</number:text>
      <number:number number:decimal-places="0" number:min-decimal-places="0" number:min-integer-digits="1"/>
    </number:number-style>
    <number:number-style style:name="N116">
      <number:text>×</number:text>
      <number:number number:decimal-places="0" number:min-decimal-places="0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0" number:min-decimal-places="0" number:min-integer-digits="2"/>
    </number:number-style>
    <number:number-style style:name="N119">
      <number:number number:decimal-places="0" number:min-decimal-places="0" number:min-integer-digits="3"/>
    </number:number-style>
    <number:number-style style:name="N120">
      <number:number number:decimal-places="0" number:min-decimal-places="0" number:min-integer-digits="4"/>
    </number:number-style>
    <number:number-style style:name="N121">
      <number:number number:decimal-places="0" number:min-decimal-places="0" number:min-integer-digits="5"/>
    </number:number-style>
    <number:number-style style:name="N122">
      <number:number number:decimal-places="1" number:min-decimal-places="1" number:min-integer-digits="5"/>
    </number:number-style>
    <number:number-style style:name="N123">
      <number:number number:decimal-places="2" number:min-decimal-places="2" number:min-integer-digits="5"/>
    </number:number-style>
    <number:number-style style:name="N124">
      <number:number number:decimal-places="3" number:min-decimal-places="3" number:min-integer-digits="5"/>
    </number:number-style>
    <number:number-style style:name="N125">
      <number:number number:decimal-places="0" number:min-decimal-places="0" number:min-integer-digits="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diagonal-bl-tr="none" style:diagonal-tl-br="none" style:rotation-align="none" style:vertical-align="middle"/>
      <style:text-properties style:use-window-font-color="true" style:font-name="Ubuntu Condensed1" fo:font-family="'Ubuntu Condensed'" style:font-style-name="Normal" style:font-family-generic="swiss" style:font-pitch="variable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0:55:38.8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-_20_Handed_20_Weapons" style:display-name="PageStyle_1- Handed 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-Handed_20_Weapons" style:display-name="PageStyle_2-Handed 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ars" style:display-name="PageStyle_Spe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ws" style:display-name="PageStyle_B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ields" style:display-name="PageStyle_Shiel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ellaneous_20_Info" style:display-name="PageStyle_Miscellaneous 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dits" style:display-name="PageStyle_Cred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2-18T11:18:04.036000000</dc:date>
    <meta:editing-duration>PT3H46M21S</meta:editing-duration>
    <meta:editing-cycles>16</meta:editing-cycles>
    <meta:document-statistic meta:table-count="7" meta:cell-count="4119" meta:object-count="0"/>
  </office:meta>
</office:document-meta>
</file>